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28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0095" calcext:value-type="float">
            <text:p>52.0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7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8.698223" calcext:value-type="float">
            <text:p>48.698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9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20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9600" calcext:value-type="float">
            <text:p>9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95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2096" calcext:value-type="float">
            <text:p>53.12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3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411022" calcext:value-type="float">
            <text:p>47.411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1443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Podalirius Vigna Peters Kreid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xgfa0f6pmrcg2h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Vigna Peters Kreid Podalirius</text:p>
          </table:table-cell>
          <table:table-cell office:value-type="string" calcext:value-type="string">
            <text:p>Morandell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144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Podalirius Vigna Peters Kreid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xgfa0f6pmrcg2h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Vigna Peters Kreid Podalirius</text:p>
          </table:table-cell>
          <table:table-cell office:value-type="string" calcext:value-type="string">
            <text:p>Morandell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48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m30c4f8rx4c0dx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ia Pinot Grigio</text:p>
          </table:table-cell>
          <table:table-cell office:value-type="string" calcext:value-type="string">
            <text:p>Morandell</text:p>
          </table:table-cell>
          <table:table-cell office:value-type="float" office:value="41.528145" calcext:value-type="float">
            <text:p>41.528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48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m30c4f8rx4c0dx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ia Pinot Grigio</text:p>
          </table:table-cell>
          <table:table-cell office:value-type="string" calcext:value-type="string">
            <text:p>Morandell</text:p>
          </table:table-cell>
          <table:table-cell office:value-type="float" office:value="41.528145" calcext:value-type="float">
            <text:p>41.528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281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iraz Cliff Edge</text:p>
          </table:table-cell>
          <table:table-cell office:value-type="string" calcext:value-type="string">
            <text:p>Mount Langi Ghi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27y7r2hhxxqc5k1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iff Edge Shiraz</text:p>
          </table:table-cell>
          <table:table-cell office:value-type="string" calcext:value-type="string">
            <text:p>Mount Langi Ghiran</text:p>
          </table:table-cell>
          <table:table-cell office:value-type="float" office:value="67.53033" calcext:value-type="float">
            <text:p>67.53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9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</text:p>
          </table:table-cell>
          <table:table-cell office:value-type="string" calcext:value-type="string">
            <text:p>Mu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1240" calcext:value-type="float">
            <text:p>124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203x12qtse2yfek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</text:p>
          </table:table-cell>
          <table:table-cell office:value-type="string" calcext:value-type="string">
            <text:p>Musella</text:p>
          </table:table-cell>
          <table:table-cell office:value-type="float" office:value="44.89351" calcext:value-type="float">
            <text:p>44.893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9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Lafot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Lafot</text:p>
          </table:table-cell>
          <table:table-cell office:value-type="string" calcext:value-type="string">
            <text:p>Nals Margreid</text:p>
          </table:table-cell>
          <table:table-cell office:value-type="float" office:value="57.640938" calcext:value-type="float">
            <text:p>57.6409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6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yr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94gmsevmg39n8s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yra</text:p>
          </table:table-cell>
          <table:table-cell office:value-type="string" calcext:value-type="string">
            <text:p>Nals Margreid</text:p>
          </table:table-cell>
          <table:table-cell office:value-type="float" office:value="57.8034" calcext:value-type="float">
            <text:p>57.8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16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426662" calcext:value-type="float">
            <text:p>58.426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6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8.202824" calcext:value-type="float">
            <text:p>58.202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60.092422" calcext:value-type="float">
            <text:p>60.092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7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4.91871" calcext:value-type="float">
            <text:p>54.918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Gale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vtrq9c3nm6ta68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ea Schiava</text:p>
          </table:table-cell>
          <table:table-cell office:value-type="string" calcext:value-type="string">
            <text:p>Nals Margreid</text:p>
          </table:table-cell>
          <table:table-cell office:value-type="float" office:value="62.64019" calcext:value-type="float">
            <text:p>62.640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621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qj6h9w9rp9gsh81v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 office:value-type="float" office:value="50.5242" calcext:value-type="float">
            <text:p>50.5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486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chholz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k04w128ph9xn6a69cphqn7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chholz</text:p>
          </table:table-cell>
          <table:table-cell office:value-type="string" calcext:value-type="string">
            <text:p>Peter Zemmer</text:p>
          </table:table-cell>
          <table:table-cell office:value-type="float" office:value="48.642563" calcext:value-type="float">
            <text:p>48.6425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88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4.49045" calcext:value-type="float">
            <text:p>54.490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8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4.49045" calcext:value-type="float">
            <text:p>54.490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11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om Boden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n0dcd1zrrjj307q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om Boden</text:p>
          </table:table-cell>
          <table:table-cell office:value-type="string" calcext:value-type="string">
            <text:p>Pfannenstielhof</text:p>
          </table:table-cell>
          <table:table-cell office:value-type="float" office:value="55.118748" calcext:value-type="float">
            <text:p>55.118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7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9900" calcext:value-type="float">
            <text:p>9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5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34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935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1.81547" calcext:value-type="float">
            <text:p>41.81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01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yro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yrol</text:p>
          </table:table-cell>
          <table:table-cell office:value-type="string" calcext:value-type="string">
            <text:p>Kellerei Meran</text:p>
          </table:table-cell>
          <table:table-cell office:value-type="float" office:value="51.646984" calcext:value-type="float">
            <text:p>51.6469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612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Amperg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4aqc4244v99524s5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Amperg</text:p>
          </table:table-cell>
          <table:table-cell office:value-type="string" calcext:value-type="string">
            <text:p>Klaus Lentsch</text:p>
          </table:table-cell>
          <table:table-cell office:value-type="float" office:value="55.328125" calcext:value-type="float">
            <text:p>55.3281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4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3nyfnnh58nnegep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</text:p>
          </table:table-cell>
          <table:table-cell office:value-type="string" calcext:value-type="string">
            <text:p>Köfererhof</text:p>
          </table:table-cell>
          <table:table-cell office:value-type="float" office:value="44.61335" calcext:value-type="float">
            <text:p>44.613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8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Ca' di Pian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bjpbr3gge877kxm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Ca' di Pian</text:p>
          </table:table-cell>
          <table:table-cell office:value-type="string" calcext:value-type="string">
            <text:p>La Spinetta</text:p>
          </table:table-cell>
          <table:table-cell office:value-type="float" office:value="51.33901" calcext:value-type="float">
            <text:p>51.339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54517" calcext:value-type="float">
            <text:p>44.454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54517" calcext:value-type="float">
            <text:p>44.454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907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Luigi Pi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xg3xtv42qbzr87f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Pira Luigi</text:p>
          </table:table-cell>
          <table:table-cell office:value-type="float" office:value="53.157192" calcext:value-type="float">
            <text:p>53.1571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5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358677" calcext:value-type="float">
            <text:p>41.358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579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56499" calcext:value-type="float">
            <text:p>41.564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34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4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34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80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 Marùn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6b9z3mahtr96nrm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ùn Barbera d'Alba Superiore</text:p>
          </table:table-cell>
          <table:table-cell office:value-type="string" calcext:value-type="string">
            <text:p>Matteo Correggia</text:p>
          </table:table-cell>
          <table:table-cell office:value-type="float" office:value="64.56402" calcext:value-type="float">
            <text:p>64.56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420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 La Val dei Preti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j9gp256gzv7v1g4r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Val dei Preti Roero Arneis</text:p>
          </table:table-cell>
          <table:table-cell office:value-type="string" calcext:value-type="string">
            <text:p>Matteo Correggia</text:p>
          </table:table-cell>
          <table:table-cell office:value-type="float" office:value="70.239494" calcext:value-type="float">
            <text:p>70.239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7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273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39mmetsckbmwwhqzx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essnerhof</text:p>
          </table:table-cell>
          <table:table-cell office:value-type="float" office:value="43.31664" calcext:value-type="float">
            <text:p>43.31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95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0" calcext:value-type="float">
            <text:p>11900</text:p>
          </table:table-cell>
          <table:table-cell office:value-type="float" office:value="6200" calcext:value-type="float">
            <text:p>6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g9hzyrx660tfc3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onteverro</text:p>
          </table:table-cell>
          <table:table-cell office:value-type="float" office:value="34.628937" calcext:value-type="float">
            <text:p>34.628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2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427.2013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88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7qrknrg486gmvw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 office:value-type="float" office:value="50.24722" calcext:value-type="float">
            <text:p>50.24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05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j7pwnwnxq0za0tx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 office:value-type="float" office:value="45.68891" calcext:value-type="float">
            <text:p>45.688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6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30414" calcext:value-type="float">
            <text:p>37.30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099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2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 Kies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wdm4b57fq5ktdcdw1zcfv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 Kies</text:p>
          </table:table-cell>
          <table:table-cell office:value-type="string" calcext:value-type="string">
            <text:p>Steflhof</text:p>
          </table:table-cell>
          <table:table-cell office:value-type="float" office:value="49.92652" calcext:value-type="float">
            <text:p>49.92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66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1182" calcext:value-type="float">
            <text:p>47.01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6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1182" calcext:value-type="float">
            <text:p>47.01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6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53.663864" calcext:value-type="float">
            <text:p>53.663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70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La Forra</text:p>
          </table:table-cell>
          <table:table-cell office:value-type="string" calcext:value-type="string">
            <text:p>Tenuta di Nozz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q2pfswhqqm8hete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La Forra</text:p>
          </table:table-cell>
          <table:table-cell office:value-type="string" calcext:value-type="string">
            <text:p>Tenuta di Nozzole</text:p>
          </table:table-cell>
          <table:table-cell office:value-type="float" office:value="55.411484" calcext:value-type="float">
            <text:p>55.411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3500" calcext:value-type="float">
            <text:p>5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22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22.201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22.2016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2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63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hkmny2g5h2ttf5n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 office:value-type="float" office:value="56.00102" calcext:value-type="float">
            <text:p>56.00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271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qgmzcx9wz0dyyzm4acwxm5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homas Dorfmann</text:p>
          </table:table-cell>
          <table:table-cell office:value-type="float" office:value="40.544373" calcext:value-type="float">
            <text:p>40.544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9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44.08544" calcext:value-type="float">
            <text:p>44.08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9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5bza7jgrpq4fez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 office:value-type="float" office:value="43.22939" calcext:value-type="float">
            <text:p>43.229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8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4.708096" calcext:value-type="float">
            <text:p>44.708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169.2023.b</text:p>
          </table:table-cell>
          <table:table-cell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865532" calcext:value-type="float">
            <text:p>51.8655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089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3kr6r7ac95fra0x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Trediberri</text:p>
          </table:table-cell>
          <table:table-cell office:value-type="float" office:value="55.960346" calcext:value-type="float">
            <text:p>55.9603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03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600" calcext:value-type="float">
            <text:p>96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wktjk58v0pxcyd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 office:value-type="float" office:value="44.881264" calcext:value-type="float">
            <text:p>44.88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21.201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Spuntali</text:p>
          </table:table-cell>
          <table:table-cell office:value-type="string" calcext:value-type="string">
            <text:p>Val di S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m3g5qgra49hw15e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Spuntali</text:p>
          </table:table-cell>
          <table:table-cell office:value-type="string" calcext:value-type="string">
            <text:p>Val di Suga</text:p>
          </table:table-cell>
          <table:table-cell office:value-type="float" office:value="61.907654" calcext:value-type="float">
            <text:p>61.907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815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Vegliamo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6xq44xb1rvmhxtmsm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Vegliamonte</text:p>
          </table:table-cell>
          <table:table-cell office:value-type="float" office:value="43.180145" calcext:value-type="float">
            <text:p>43.180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92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6.18788" calcext:value-type="float">
            <text:p>46.187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381.2024.b</text:p>
          </table:table-cell>
          <table:table-cell/>
          <table:table-cell office:value-type="string" calcext:value-type="string">
            <text:p>Bardolino Chiarett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3xrq2q2b45c6yk4y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rdolino Chiaretto</text:p>
          </table:table-cell>
          <table:table-cell office:value-type="string" calcext:value-type="string">
            <text:p>Zenato</text:p>
          </table:table-cell>
          <table:table-cell office:value-type="float" office:value="39.62915" calcext:value-type="float">
            <text:p>39.62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32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bjwxpmjc828d98gc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</text:p>
          </table:table-cell>
          <table:table-cell office:value-type="string" calcext:value-type="string">
            <text:p>Sorentberg</text:p>
          </table:table-cell>
          <table:table-cell office:value-type="float" office:value="47.169758" calcext:value-type="float">
            <text:p>47.169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47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4jk4f2x31zxq7jh8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 office:value-type="float" office:value="37.854626" calcext:value-type="float">
            <text:p>37.854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51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qyhp28q09wgerqnj8dzjr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 office:value-type="float" office:value="40.485733" calcext:value-type="float">
            <text:p>40.485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521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Grat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g3hhw12g8v0g30jc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tus Cabernet Sauvignon</text:p>
          </table:table-cell>
          <table:table-cell office:value-type="string" calcext:value-type="string">
            <text:p>Ritterhof</text:p>
          </table:table-cell>
          <table:table-cell office:value-type="float" office:value="39.57501" calcext:value-type="float">
            <text:p>39.575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09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099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9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nent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chksbchjsv7z290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nente</text:p>
          </table:table-cell>
          <table:table-cell office:value-type="string" calcext:value-type="string">
            <text:p>Poggio Al Sole</text:p>
          </table:table-cell>
          <table:table-cell office:value-type="float" office:value="42.699043" calcext:value-type="float">
            <text:p>42.699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27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Hinter der Burg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2gkc49bmvz1qv1vn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Hinter der Burg Federspiel</text:p>
          </table:table-cell>
          <table:table-cell office:value-type="string" calcext:value-type="string">
            <text:p>Prager</text:p>
          </table:table-cell>
          <table:table-cell office:value-type="float" office:value="53.759277" calcext:value-type="float">
            <text:p>53.759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66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4.38277" calcext:value-type="float">
            <text:p>54.38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01.1998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8" calcext:value-type="float">
            <text:p>199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3.396263" calcext:value-type="float">
            <text:p>43.396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9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bdcmkskes5qrt5b1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 office:value-type="float" office:value="43.05634" calcext:value-type="float">
            <text:p>43.05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210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anghina Via del Campo</text:p>
          </table:table-cell>
          <table:table-cell office:value-type="string" calcext:value-type="string">
            <text:p>Quintodecim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4sf8es8xb44tjxjzr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anghina Via del Campo</text:p>
          </table:table-cell>
          <table:table-cell office:value-type="string" calcext:value-type="string">
            <text:p>Quintodecimo</text:p>
          </table:table-cell>
          <table:table-cell office:value-type="float" office:value="52.100746" calcext:value-type="float">
            <text:p>52.100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8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1.664097" calcext:value-type="float">
            <text:p>41.664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8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30.984888" calcext:value-type="float">
            <text:p>30.984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1438.200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2431" calcext:value-type="float">
            <text:p>47.42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45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Vulkan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3c03gdhgde79j6hm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Vulkangestein</text:p>
          </table:table-cell>
          <table:table-cell office:value-type="string" calcext:value-type="string">
            <text:p>Schäfer-Fröhlich</text:p>
          </table:table-cell>
          <table:table-cell office:value-type="float" office:value="52.617023" calcext:value-type="float">
            <text:p>52.6170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143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2431" calcext:value-type="float">
            <text:p>47.42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49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occa di Monteg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dwws17ryy3ba3q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occa di Montegrossi</text:p>
          </table:table-cell>
          <table:table-cell office:value-type="float" office:value="49.426872" calcext:value-type="float">
            <text:p>49.4268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86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86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86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50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9.573967" calcext:value-type="float">
            <text:p>49.573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47.2021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ssito Cresta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ds5xpghf10yab9q8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Passito Cresta</text:p>
          </table:table-cell>
          <table:table-cell office:value-type="string" calcext:value-type="string">
            <text:p>Rottensteiner</text:p>
          </table:table-cell>
          <table:table-cell office:value-type="float" office:value="47.45353" calcext:value-type="float">
            <text:p>47.45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130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cx7y7vyehk6cnf9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ottensteiner</text:p>
          </table:table-cell>
          <table:table-cell office:value-type="float" office:value="40.071007" calcext:value-type="float">
            <text:p>40.071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07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37zx0n9vszs28c153ed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Ruffino</text:p>
          </table:table-cell>
          <table:table-cell office:value-type="float" office:value="48.910324" calcext:value-type="float">
            <text:p>48.910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70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Bockenauer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3cmzdsr62jghtb6c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Schiefergestein Bockenauer</text:p>
          </table:table-cell>
          <table:table-cell office:value-type="string" calcext:value-type="string">
            <text:p>Schäfer-Fröhlich</text:p>
          </table:table-cell>
          <table:table-cell office:value-type="float" office:value="60.64289" calcext:value-type="float">
            <text:p>60.64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3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qz8cetfkw8ay0b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 office:value-type="float" office:value="49.297035" calcext:value-type="float">
            <text:p>49.297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67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30414" calcext:value-type="float">
            <text:p>37.30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83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2hhb8wxp54m5e8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 office:value-type="float" office:value="55.014656" calcext:value-type="float">
            <text:p>55.014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71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62.38671" calcext:value-type="float">
            <text:p>62.38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5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sw9ndvc6dk0w7cj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 office:value-type="float" office:value="38.991814" calcext:value-type="float">
            <text:p>38.991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5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sw9ndvc6dk0w7cj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 office:value-type="float" office:value="38.991814" calcext:value-type="float">
            <text:p>38.991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35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Trifolè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ntjvmpn6s9at78xy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Trifolé</text:p>
          </table:table-cell>
          <table:table-cell office:value-type="string" calcext:value-type="string">
            <text:p>Bruno Rocca</text:p>
          </table:table-cell>
          <table:table-cell office:value-type="float" office:value="51.19349" calcext:value-type="float">
            <text:p>51.193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52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'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51.00566" calcext:value-type="float">
            <text:p>51.00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52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'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51.00566" calcext:value-type="float">
            <text:p>51.00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570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uperiore</text:p>
          </table:table-cell>
          <table:table-cell office:value-type="string" calcext:value-type="string">
            <text:p>Ca' Loj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27d9ka8w2m7r9q5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uperiore</text:p>
          </table:table-cell>
          <table:table-cell office:value-type="string" calcext:value-type="string">
            <text:p>Ca' Lojera</text:p>
          </table:table-cell>
          <table:table-cell office:value-type="float" office:value="49.03602" calcext:value-type="float">
            <text:p>49.036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121.2019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cpv1emvycwgzya6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 office:value-type="float" office:value="47.591423" calcext:value-type="float">
            <text:p>47.591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9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 Vanet</text:p>
          </table:table-cell>
          <table:table-cell office:value-type="string" calcext:value-type="string">
            <text:p>Cascina F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tjcrzp93929mhyc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 Vanet</text:p>
          </table:table-cell>
          <table:table-cell office:value-type="string" calcext:value-type="string">
            <text:p>Cascina Ferro</text:p>
          </table:table-cell>
          <table:table-cell office:value-type="float" office:value="54.437943" calcext:value-type="float">
            <text:p>54.437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38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8.04583" calcext:value-type="float">
            <text:p>48.0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462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om Leh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ajds2qgtaa5p4s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om Lehm</text:p>
          </table:table-cell>
          <table:table-cell office:value-type="string" calcext:value-type="string">
            <text:p>Castelfeder</text:p>
          </table:table-cell>
          <table:table-cell office:value-type="float" office:value="46.91909" calcext:value-type="float">
            <text:p>46.91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32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15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0wt7k51hkfn7xf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 Pinot Grigio</text:p>
          </table:table-cell>
          <table:table-cell office:value-type="string" calcext:value-type="string">
            <text:p>Castelfeder</text:p>
          </table:table-cell>
          <table:table-cell office:value-type="float" office:value="41.856762" calcext:value-type="float">
            <text:p>41.8567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76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Glen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62rz39scb6qmk8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Glen</text:p>
          </table:table-cell>
          <table:table-cell office:value-type="string" calcext:value-type="string">
            <text:p>Castelfeder</text:p>
          </table:table-cell>
          <table:table-cell office:value-type="float" office:value="44.340614" calcext:value-type="float">
            <text:p>44.340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4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50.548115" calcext:value-type="float">
            <text:p>50.5481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7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7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7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2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</text:p>
          </table:table-cell>
          <table:table-cell office:value-type="string" calcext:value-type="string">
            <text:p>Claudio Mari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yg6w60z4gb2sbpj2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</text:p>
          </table:table-cell>
          <table:table-cell office:value-type="string" calcext:value-type="string">
            <text:p>Claudio Mariotto</text:p>
          </table:table-cell>
          <table:table-cell office:value-type="float" office:value="60.55305" calcext:value-type="float">
            <text:p>60.55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4002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aut</text:p>
          </table:table-cell>
          <table:table-cell office:value-type="string" calcext:value-type="string">
            <text:p>Clemens Wald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cyqz357dqpw3zw6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aut</text:p>
          </table:table-cell>
          <table:table-cell office:value-type="string" calcext:value-type="string">
            <text:p>Clemens Waldthaler</text:p>
          </table:table-cell>
          <table:table-cell office:value-type="float" office:value="50.260433" calcext:value-type="float">
            <text:p>50.2604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61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i Chiari</text:p>
          </table:table-cell>
          <table:table-cell office:value-type="string" calcext:value-type="string">
            <text:p>Colle Santa Mustio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542gz9b9mw7912j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i Chiari</text:p>
          </table:table-cell>
          <table:table-cell office:value-type="string" calcext:value-type="string">
            <text:p>Colle Santa Mustiola</text:p>
          </table:table-cell>
          <table:table-cell office:value-type="float" office:value="66.430916" calcext:value-type="float">
            <text:p>66.4309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41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plja</text:p>
          </table:table-cell>
          <table:table-cell office:value-type="string" calcext:value-type="string">
            <text:p>Damijan Podversič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2dq08d0vr0fc5n8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plja</text:p>
          </table:table-cell>
          <table:table-cell office:value-type="string" calcext:value-type="string">
            <text:p>Damijan Podversic</text:p>
          </table:table-cell>
          <table:table-cell office:value-type="float" office:value="63.761265" calcext:value-type="float">
            <text:p>63.761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623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Sigmu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54bvbxe5zbppva2x3zvg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Sigmund</text:p>
          </table:table-cell>
          <table:table-cell office:value-type="float" office:value="42.554546" calcext:value-type="float">
            <text:p>42.554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1849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 office:value-type="float" office:value="46.095615" calcext:value-type="float">
            <text:p>46.095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75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w7x3v02cn5qg79y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Riserva</text:p>
          </table:table-cell>
          <table:table-cell office:value-type="string" calcext:value-type="string">
            <text:p>Bruno Rocca</text:p>
          </table:table-cell>
          <table:table-cell office:value-type="float" office:value="51.085907" calcext:value-type="float">
            <text:p>51.085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5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5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61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Lina</text:p>
          </table:table-cell>
          <table:table-cell office:value-type="string" calcext:value-type="string">
            <text:p>Bergman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6d53pksmtv225wfd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Lina</text:p>
          </table:table-cell>
          <table:table-cell office:value-type="string" calcext:value-type="string">
            <text:p>Bergmannhof</text:p>
          </table:table-cell>
          <table:table-cell office:value-type="float" office:value="42.848694" calcext:value-type="float">
            <text:p>42.848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9189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nin blanc Hereafter Here</text:p>
          </table:table-cell>
          <table:table-cell office:value-type="string" calcext:value-type="string">
            <text:p>Alheit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x5mwwkaamhpmaf12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eafter Here Chenin Blanc</text:p>
          </table:table-cell>
          <table:table-cell office:value-type="string" calcext:value-type="string">
            <text:p>Alheit Vineyards</text:p>
          </table:table-cell>
          <table:table-cell office:value-type="float" office:value="59.08168" calcext:value-type="float">
            <text:p>59.081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3785" calcext:value-type="float">
            <text:p>47.863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8.68811" calcext:value-type="float">
            <text:p>48.688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ks1zp3sx810tzcxz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39.738148" calcext:value-type="float">
            <text:p>39.738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38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LVII Vecchie Viti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q34ryp1q81tr48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LVII Vecchie Viti</text:p>
          </table:table-cell>
          <table:table-cell office:value-type="string" calcext:value-type="string">
            <text:p>Alois Lageder</text:p>
          </table:table-cell>
          <table:table-cell office:value-type="float" office:value="65.357155" calcext:value-type="float">
            <text:p>65.357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754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69kamw45b7mzh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lois Lageder</text:p>
          </table:table-cell>
          <table:table-cell office:value-type="float" office:value="43.366962" calcext:value-type="float">
            <text:p>43.3669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11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Les Cailloux</text:p>
          </table:table-cell>
          <table:table-cell office:value-type="string" calcext:value-type="string">
            <text:p>André Bru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gba3rgy1shwxykb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Les Cailloux</text:p>
          </table:table-cell>
          <table:table-cell office:value-type="string" calcext:value-type="string">
            <text:p>André Brunel</text:p>
          </table:table-cell>
          <table:table-cell office:value-type="float" office:value="55.444546" calcext:value-type="float">
            <text:p>55.444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41.2004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66.7924" calcext:value-type="float">
            <text:p>66.79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223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ugusta Bargi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3x9n28pz2wx783nab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ugusta Bargilli</text:p>
          </table:table-cell>
          <table:table-cell office:value-type="float" office:value="46.013435" calcext:value-type="float">
            <text:p>46.013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12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Alma Gran Cuvée Brût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jjesnyrf8kdc4y8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 Cuvée Alma Brut</text:p>
          </table:table-cell>
          <table:table-cell office:value-type="string" calcext:value-type="string">
            <text:p>Bellavista</text:p>
          </table:table-cell>
          <table:table-cell office:value-type="float" office:value="43.15083" calcext:value-type="float">
            <text:p>43.15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5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1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6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123.196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cioto Amarone della Valpolicella Classico Superiore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7" calcext:value-type="float">
            <text:p>1967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zz40k6regq0g3pp4srfp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Recioto Classico Superiore</text:p>
          </table:table-cell>
          <table:table-cell office:value-type="string" calcext:value-type="string">
            <text:p>Bertani</text:p>
          </table:table-cell>
          <table:table-cell office:value-type="float" office:value="51.574703" calcext:value-type="float">
            <text:p>51.574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123.197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cioto Amarone della Valpolicella Classico Superiore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6" calcext:value-type="float">
            <text:p>1976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zz40k6regq0g3pp4srfp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Recioto Classico Superiore</text:p>
          </table:table-cell>
          <table:table-cell office:value-type="string" calcext:value-type="string">
            <text:p>Bertani</text:p>
          </table:table-cell>
          <table:table-cell office:value-type="float" office:value="51.574703" calcext:value-type="float">
            <text:p>51.574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27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urr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g78ehr2fq4z14py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urrà</text:p>
          </table:table-cell>
          <table:table-cell office:value-type="string" calcext:value-type="string">
            <text:p>Bruno Rocca</text:p>
          </table:table-cell>
          <table:table-cell office:value-type="float" office:value="50.210396" calcext:value-type="float">
            <text:p>50.210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252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ia Adelaide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cqhccfdpe08wsmhtc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ia Adelaide Barbaresco</text:p>
          </table:table-cell>
          <table:table-cell office:value-type="string" calcext:value-type="string">
            <text:p>Bruno Rocca</text:p>
          </table:table-cell>
          <table:table-cell office:value-type="float" office:value="54.191868" calcext:value-type="float">
            <text:p>54.191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620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Combett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6xqzs27d8rgksmte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Combettes</text:p>
          </table:table-cell>
          <table:table-cell office:value-type="string" calcext:value-type="string">
            <text:p>Domaine Leflaive</text:p>
          </table:table-cell>
          <table:table-cell office:value-type="float" office:value="48.86641" calcext:value-type="float">
            <text:p>48.866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62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cristi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ajp35swkq918rje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cristina</text:p>
          </table:table-cell>
          <table:table-cell office:value-type="string" calcext:value-type="string">
            <text:p>Domenico Clerico</text:p>
          </table:table-cell>
          <table:table-cell office:value-type="float" office:value="62.98405" calcext:value-type="float">
            <text:p>62.98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5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teinraffler Vigna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57.07249" calcext:value-type="float">
            <text:p>57.072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5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6p5qx7ntztkxh74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 office:value-type="float" office:value="42.56818" calcext:value-type="float">
            <text:p>42.568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1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8trqgcg35yx9h0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60.739914" calcext:value-type="float">
            <text:p>60.739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8trqgcg35yx9h0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60.739914" calcext:value-type="float">
            <text:p>60.739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2.297367" calcext:value-type="float">
            <text:p>52.297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036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036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03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779.201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5.167614" calcext:value-type="float">
            <text:p>55.167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64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1259" calcext:value-type="float">
            <text:p>33.91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447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rey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341g9v4c03j8tk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rey</text:p>
          </table:table-cell>
          <table:table-cell office:value-type="string" calcext:value-type="string">
            <text:p>Gaja</text:p>
          </table:table-cell>
          <table:table-cell office:value-type="float" office:value="38.3811" calcext:value-type="float">
            <text:p>38.38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9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qm11p59g3eh031w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 office:value-type="float" office:value="49.73026" calcext:value-type="float">
            <text:p>49.73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9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qm11p59g3eh031w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 office:value-type="float" office:value="49.73026" calcext:value-type="float">
            <text:p>49.73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72.199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8" calcext:value-type="float">
            <text:p>1998</text:p>
          </table:table-cell>
          <table:table-cell office:value-type="float" office:value="470000" calcext:value-type="float">
            <text:p>47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8.16818" calcext:value-type="float">
            <text:p>58.168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629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d'Asti Casa di Bianca</text:p>
          </table:table-cell>
          <table:table-cell office:value-type="string" calcext:value-type="string">
            <text:p>Gianni Do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ra5k42b6srggyjj9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 Casa di Bianca</text:p>
          </table:table-cell>
          <table:table-cell office:value-type="string" calcext:value-type="string">
            <text:p>Gianni Doglia</text:p>
          </table:table-cell>
          <table:table-cell office:value-type="float" office:value="60.751038" calcext:value-type="float">
            <text:p>60.751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89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Rionda Ester Canale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khtdndyyp4cqe3xg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Rionda Ester Canale</text:p>
          </table:table-cell>
          <table:table-cell office:value-type="string" calcext:value-type="string">
            <text:p>Giovanni Rosso</text:p>
          </table:table-cell>
          <table:table-cell office:value-type="float" office:value="67.07731" calcext:value-type="float">
            <text:p>67.07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179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Go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8wn6c478cae146g4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Gorelli</text:p>
          </table:table-cell>
          <table:table-cell office:value-type="float" office:value="39.829998" calcext:value-type="float">
            <text:p>39.8299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76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7859" calcext:value-type="float">
            <text:p>785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ypc6y7p7pts9p2a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Grattamacco</text:p>
          </table:table-cell>
          <table:table-cell office:value-type="float" office:value="46.717033" calcext:value-type="float">
            <text:p>46.717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20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e5spbp1btqzh90xx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Griesbauerhof</text:p>
          </table:table-cell>
          <table:table-cell office:value-type="float" office:value="39.36693" calcext:value-type="float">
            <text:p>39.36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42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ute</text:p>
          </table:table-cell>
          <table:table-cell office:value-type="string" calcext:value-type="string">
            <text:p>Guado al Me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fskmbyaxj5qdzk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te Bolgheri</text:p>
          </table:table-cell>
          <table:table-cell office:value-type="string" calcext:value-type="string">
            <text:p>Guado al Melo</text:p>
          </table:table-cell>
          <table:table-cell office:value-type="float" office:value="58.025608" calcext:value-type="float">
            <text:p>58.025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42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tis</text:p>
          </table:table-cell>
          <table:table-cell office:value-type="string" calcext:value-type="string">
            <text:p>Guado al Me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rjtsb1mgsb1mwa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is Bolgheri Superiore</text:p>
          </table:table-cell>
          <table:table-cell office:value-type="string" calcext:value-type="string">
            <text:p>Guado al Melo</text:p>
          </table:table-cell>
          <table:table-cell office:value-type="float" office:value="59.96776" calcext:value-type="float">
            <text:p>59.96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02.201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56.401424" calcext:value-type="float">
            <text:p>56.401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0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56.401424" calcext:value-type="float">
            <text:p>56.401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22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Berger Gei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68.08391" calcext:value-type="float">
            <text:p>68.08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58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53.300594" calcext:value-type="float">
            <text:p>53.30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5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nmd61hkk9sxtdtzj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 office:value-type="float" office:value="39.620136" calcext:value-type="float">
            <text:p>39.620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39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nerole</text:p>
          </table:table-cell>
          <table:table-cell office:value-type="string" calcext:value-type="string">
            <text:p>Franc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gz16xhc182prk3a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nerole</text:p>
          </table:table-cell>
          <table:table-cell office:value-type="string" calcext:value-type="string">
            <text:p>Franco Conterno</text:p>
          </table:table-cell>
          <table:table-cell office:value-type="float" office:value="54.065163" calcext:value-type="float">
            <text:p>54.065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37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nopolio Sannicola</text:p>
          </table:table-cell>
          <table:table-cell office:value-type="string" calcext:value-type="string">
            <text:p>Fondo Indiz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7p926zxxcbcd13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nopolio Sannicola</text:p>
          </table:table-cell>
          <table:table-cell office:value-type="string" calcext:value-type="string">
            <text:p>Fondo Indizeno</text:p>
          </table:table-cell>
          <table:table-cell office:value-type="float" office:value="64.00589" calcext:value-type="float">
            <text:p>64.005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6.422276" calcext:value-type="float">
            <text:p>56.422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9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523087" calcext:value-type="float">
            <text:p>51.5230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9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523087" calcext:value-type="float">
            <text:p>51.5230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3.316277" calcext:value-type="float">
            <text:p>53.3162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840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ssito Cashmer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nbp9dp8m3sbvk7r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shmere Gewürztraminer Passito</text:p>
          </table:table-cell>
          <table:table-cell office:value-type="string" calcext:value-type="string">
            <text:p>Elena Walch</text:p>
          </table:table-cell>
          <table:table-cell office:value-type="float" office:value="59.23284" calcext:value-type="float">
            <text:p>59.23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90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7.65945" calcext:value-type="float">
            <text:p>57.65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584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j05v9kbqnn8jms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Elena Walch</text:p>
          </table:table-cell>
          <table:table-cell office:value-type="float" office:value="43.464523" calcext:value-type="float">
            <text:p>43.464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289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02351" calcext:value-type="float">
            <text:p>57.023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05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7.878487" calcext:value-type="float">
            <text:p>57.878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9155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2.386246" calcext:value-type="float">
            <text:p>42.386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77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6.422276" calcext:value-type="float">
            <text:p>56.422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75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45.2021.b</text:p>
          </table:table-cell>
          <table:table-cell/>
          <table:table-cell office:value-type="string" calcext:value-type="string">
            <text:p>Franciacorta Rosé Brût</text:p>
          </table:table-cell>
          <table:table-cell office:value-type="string" calcext:value-type="string">
            <text:p>Ferghet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2xwk0dgy2dfvam77k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 Rosé</text:p>
          </table:table-cell>
          <table:table-cell office:value-type="string" calcext:value-type="string">
            <text:p>Ferghettina</text:p>
          </table:table-cell>
          <table:table-cell office:value-type="float" office:value="42.29382" calcext:value-type="float">
            <text:p>42.29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752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75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45.2024.b</text:p>
          </table:table-cell>
          <table:table-cell/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57.263844" calcext:value-type="float">
            <text:p>57.263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1544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Dürnsteiner Kellerberg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cv185h7mz3s4470r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Dürnsteiner Kellerberg</text:p>
          </table:table-cell>
          <table:table-cell office:value-type="string" calcext:value-type="string">
            <text:p>F.X. Pichler</text:p>
          </table:table-cell>
          <table:table-cell office:value-type="float" office:value="58.10285" calcext:value-type="float">
            <text:p>58.102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455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Steinertal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ce6scf14tn0a68vm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Steinertal</text:p>
          </table:table-cell>
          <table:table-cell office:value-type="string" calcext:value-type="string">
            <text:p>F.X. Pichler</text:p>
          </table:table-cell>
          <table:table-cell office:value-type="float" office:value="57.67823" calcext:value-type="float">
            <text:p>57.67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8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572674" calcext:value-type="float">
            <text:p>29.5726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7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7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300" calcext:value-type="float">
            <text:p>12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4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Milledì Brût</text:p>
          </table:table-cell>
          <table:table-cell office:value-type="string" calcext:value-type="string">
            <text:p>Ferghet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e94ja6w2jmd373t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Milledì Brut</text:p>
          </table:table-cell>
          <table:table-cell office:value-type="string" calcext:value-type="string">
            <text:p>Ferghettina</text:p>
          </table:table-cell>
          <table:table-cell office:value-type="float" office:value="48.329624" calcext:value-type="float">
            <text:p>48.329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3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 office:value-type="float" office:value="55.886215" calcext:value-type="float">
            <text:p>55.886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84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z63eb6q9p4e2k94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7.042072" calcext:value-type="float">
            <text:p>47.0420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84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5.118988" calcext:value-type="float">
            <text:p>45.1189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14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1.615707" calcext:value-type="float">
            <text:p>41.615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81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bera del Duero Tinto Pesquera Crianza</text:p>
          </table:table-cell>
          <table:table-cell office:value-type="string" calcext:value-type="string">
            <text:p>Alejandro Fernandez Tinto Pesqu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g0yg5mhr2425e76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to Pesquera Crianza</text:p>
          </table:table-cell>
          <table:table-cell office:value-type="string" calcext:value-type="string">
            <text:p>Tinto Pesquera</text:p>
          </table:table-cell>
          <table:table-cell office:value-type="float" office:value="64.80934" calcext:value-type="float">
            <text:p>64.80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020.201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550964" calcext:value-type="float">
            <text:p>49.550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7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9rrcca981vfgqs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 Bio</text:p>
          </table:table-cell>
          <table:table-cell office:value-type="string" calcext:value-type="string">
            <text:p>Alois Lageder</text:p>
          </table:table-cell>
          <table:table-cell office:value-type="float" office:value="45.967907" calcext:value-type="float">
            <text:p>45.967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75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75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75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18000" calcext:value-type="float">
            <text:p>18000</text:p>
          </table:table-cell>
          <table:table-cell office:value-type="float" office:value="8950" calcext:value-type="float">
            <text:p>8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5000" calcext:value-type="float">
            <text:p>15000</text:p>
          </table:table-cell>
          <table:table-cell office:value-type="float" office:value="7550" calcext:value-type="float">
            <text:p>75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0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000" calcext:value-type="float">
            <text:p>11000</text:p>
          </table:table-cell>
          <table:table-cell office:value-type="float" office:value="5600" calcext:value-type="float">
            <text:p>5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6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638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99kjdyfr17zhgfk7mv0v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 Bio</text:p>
          </table:table-cell>
          <table:table-cell office:value-type="string" calcext:value-type="string">
            <text:p>Alois Lageder</text:p>
          </table:table-cell>
          <table:table-cell office:value-type="float" office:value="62.67074" calcext:value-type="float">
            <text:p>62.67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040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040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040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4481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sto Mare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wyyw8zy8jsjq7b7yzsydj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sto Mare Bio</text:p>
          </table:table-cell>
          <table:table-cell office:value-type="string" calcext:value-type="string">
            <text:p>Alois Lageder</text:p>
          </table:table-cell>
          <table:table-cell office:value-type="float" office:value="51.006805" calcext:value-type="float">
            <text:p>51.0068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34.201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48.219757" calcext:value-type="float">
            <text:p>48.219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06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71ed8zvxghawen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Andrius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26.09998" calcext:value-type="float">
            <text:p>26.099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7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41.84557" calcext:value-type="float">
            <text:p>41.84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0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31.415394" calcext:value-type="float">
            <text:p>31.415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782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Antheos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vc6e1gszjkytz0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Antheos</text:p>
          </table:table-cell>
          <table:table-cell office:value-type="string" calcext:value-type="string">
            <text:p>Ansitz Waldgries</text:p>
          </table:table-cell>
          <table:table-cell office:value-type="float" office:value="59.389114" calcext:value-type="float">
            <text:p>59.389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16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rfalla Noir Collection Extra brût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zpra4bep3hyzchd7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Farfalla Noir Collection Extra Brut</text:p>
          </table:table-cell>
          <table:table-cell office:value-type="string" calcext:value-type="string">
            <text:p>Ballabio</text:p>
          </table:table-cell>
          <table:table-cell office:value-type="float" office:value="45.925697" calcext:value-type="float">
            <text:p>45.9256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159.0.b</text:p>
          </table:table-cell>
          <table:table-cell/>
          <table:table-cell office:value-type="string" calcext:value-type="string">
            <text:p>Farfalla Noir Collection Rosé Brût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zxvh8dmvmkt5bkv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rfalla Brut Rosé</text:p>
          </table:table-cell>
          <table:table-cell office:value-type="string" calcext:value-type="string">
            <text:p>Ballabio</text:p>
          </table:table-cell>
          <table:table-cell office:value-type="float" office:value="44.769127" calcext:value-type="float">
            <text:p>44.769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9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</text:p>
          </table:table-cell>
          <table:table-cell office:value-type="string" calcext:value-type="string">
            <text:p>Bernhard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50.15428" calcext:value-type="float">
            <text:p>50.154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90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Rosenberg</text:p>
          </table:table-cell>
          <table:table-cell office:value-type="string" calcext:value-type="string">
            <text:p>Bernhard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4xwa20w2my2q0t5g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Rosenberg Bio</text:p>
          </table:table-cell>
          <table:table-cell office:value-type="string" calcext:value-type="string">
            <text:p>Bernhard Ott</text:p>
          </table:table-cell>
          <table:table-cell office:value-type="float" office:value="47.125343" calcext:value-type="float">
            <text:p>47.125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921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mains 1er Cru</text:p>
          </table:table-cell>
          <table:table-cell office:value-type="string" calcext:value-type="string">
            <text:p>B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s8eqkj9dcfn6arr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</text:p>
          </table:table-cell>
          <table:table-cell office:value-type="string" calcext:value-type="string">
            <text:p>Besson</text:p>
          </table:table-cell>
          <table:table-cell office:value-type="float" office:value="40.045143" calcext:value-type="float">
            <text:p>40.045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Ross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13235" calcext:value-type="float">
            <text:p>60.413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58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 Réserve</text:p>
          </table:table-cell>
          <table:table-cell office:value-type="string" calcext:value-type="string">
            <text:p>Billecart-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4rxrjyjxd4za3j27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Billecart-Salmon</text:p>
          </table:table-cell>
          <table:table-cell office:value-type="float" office:value="46.504967" calcext:value-type="float">
            <text:p>46.504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840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bissi Spumante</text:p>
          </table:table-cell>
          <table:table-cell office:value-type="string" calcext:value-type="string">
            <text:p>Bi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rhw66vgaj6zy6j9m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bissi Bianco Spumante</text:p>
          </table:table-cell>
          <table:table-cell office:value-type="string" calcext:value-type="string">
            <text:p>Bisson</text:p>
          </table:table-cell>
          <table:table-cell office:value-type="float" office:value="38.57055" calcext:value-type="float">
            <text:p>38.57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9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Camarcanda</text:p>
          </table:table-cell>
          <table:table-cell office:value-type="string" calcext:value-type="string">
            <text:p>Ca' Marca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48.110657" calcext:value-type="float">
            <text:p>48.110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901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ia di Caiarossa</text:p>
          </table:table-cell>
          <table:table-cell office:value-type="string" calcext:value-type="string">
            <text:p>Caia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befkw2a8g9z3jmz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ia di Caiarossa Bio</text:p>
          </table:table-cell>
          <table:table-cell office:value-type="string" calcext:value-type="string">
            <text:p>Caiarossa</text:p>
          </table:table-cell>
          <table:table-cell office:value-type="float" office:value="53.75356" calcext:value-type="float">
            <text:p>53.75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83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6950" calcext:value-type="float">
            <text:p>6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q0cnkeygg6v18nakwyt1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8.14685" calcext:value-type="float">
            <text:p>38.14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05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40.965054" calcext:value-type="float">
            <text:p>40.965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04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t. Daniel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8.10108" calcext:value-type="float">
            <text:p>38.101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8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5.757256" calcext:value-type="float">
            <text:p>35.757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46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serva Gran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400" calcext:value-type="float">
            <text:p>15400</text:p>
          </table:table-cell>
          <table:table-cell office:value-type="float" office:value="6990" calcext:value-type="float">
            <text:p>699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rhsm3dse45s0kxwypg2g7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Gra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7.050213" calcext:value-type="float">
            <text:p>37.050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3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8.042404" calcext:value-type="float">
            <text:p>38.042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7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6.692696" calcext:value-type="float">
            <text:p>56.692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6.692696" calcext:value-type="float">
            <text:p>56.692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5.200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Riserva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875618" calcext:value-type="float">
            <text:p>51.875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3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2048" calcext:value-type="float">
            <text:p>52.2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4.2022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25453" calcext:value-type="float">
            <text:p>46.925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25453" calcext:value-type="float">
            <text:p>46.925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452534" calcext:value-type="float">
            <text:p>46.452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7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Riserva Brenntal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Riserva Brenntal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43.977104" calcext:value-type="float">
            <text:p>43.9771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93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jntsw15kpxxfnf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49.202545" calcext:value-type="float">
            <text:p>49.202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189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Soma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37.53193" calcext:value-type="float">
            <text:p>37.531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148.2024.b</text:p>
          </table:table-cell>
          <table:table-cell/>
          <table:table-cell office:value-type="string" calcext:value-type="string">
            <text:p>Lagrein Kretzer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nsqg21gm21vx2z4bj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 Kretzer</text:p>
          </table:table-cell>
          <table:table-cell office:value-type="string" calcext:value-type="string">
            <text:p>Muri-Gries</text:p>
          </table:table-cell>
          <table:table-cell office:value-type="float" office:value="53.723824" calcext:value-type="float">
            <text:p>53.723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9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Abtei Muri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50.23795" calcext:value-type="float">
            <text:p>50.23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83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4524" calcext:value-type="float">
            <text:p>39.94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8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4524" calcext:value-type="float">
            <text:p>39.94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322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Stegh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xhwdqvd7t3d2mwd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gher Chardonnay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072666" calcext:value-type="float">
            <text:p>37.072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34.2021.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1" calcext:value-type="float">
            <text:p>2021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468163" calcext:value-type="float">
            <text:p>43.468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3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468163" calcext:value-type="float">
            <text:p>43.468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27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690224" calcext:value-type="float">
            <text:p>43.6902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324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Huck am Bach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0.866135" calcext:value-type="float">
            <text:p>50.8661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5.2021.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8000" calcext:value-type="float">
            <text:p>2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400" calcext:value-type="float">
            <text:p>13400</text:p>
          </table:table-cell>
          <table:table-cell office:value-type="float" office:value="6800" calcext:value-type="float">
            <text:p>6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7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85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2704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o Adige Merlot-Cabernet Rungg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Rungg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514015" calcext:value-type="float">
            <text:p>44.514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724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724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724.2020.u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72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300" calcext:value-type="float">
            <text:p>103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32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32.2022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73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79.201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79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79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79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7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49.2016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49.2017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49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200" calcext:value-type="float">
            <text:p>72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29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4625" calcext:value-type="float">
            <text:p>45.6546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2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4625" calcext:value-type="float">
            <text:p>45.6546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248.201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 Riser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157417" calcext:value-type="float">
            <text:p>37.157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24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 Riser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157417" calcext:value-type="float">
            <text:p>37.157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hzwh9sccqzm8wx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041946" calcext:value-type="float">
            <text:p>40.041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38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0402" calcext:value-type="float">
            <text:p>45.650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03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8.66865" calcext:value-type="float">
            <text:p>38.668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6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200" calcext:value-type="float">
            <text:p>102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275723" calcext:value-type="float">
            <text:p>40.275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3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1980" calcext:value-type="float">
            <text:p>19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275723" calcext:value-type="float">
            <text:p>40.275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855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4.390793" calcext:value-type="float">
            <text:p>44.390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9369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it 960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qpc3th3ber56s755018fc0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Granit 960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2.401833" calcext:value-type="float">
            <text:p>42.4018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569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3.26138" calcext:value-type="float">
            <text:p>43.261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16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16 Filari</text:p>
          </table:table-cell>
          <table:table-cell office:value-type="string" calcext:value-type="string">
            <text:p>Case Al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13snmr679rjjthzq0rnn6c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16 Filari Bio</text:p>
          </table:table-cell>
          <table:table-cell office:value-type="string" calcext:value-type="string">
            <text:p>Case Alte</text:p>
          </table:table-cell>
          <table:table-cell office:value-type="float" office:value="49.94474" calcext:value-type="float">
            <text:p>49.94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e Basse 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6.994152" calcext:value-type="float">
            <text:p>46.9941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an Niccolò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 di Castellina</text:p>
          </table:table-cell>
          <table:table-cell office:value-type="float" office:value="61.433044" calcext:value-type="float">
            <text:p>61.433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885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ello di Banfi a Montalc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998154" calcext:value-type="float">
            <text:p>40.998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533.2023.b</text:p>
          </table:table-cell>
          <table:table-cell/>
          <table:table-cell office:value-type="string" calcext:value-type="string">
            <text:p>Côtes de Provence Whispering Angel Rosé</text:p>
          </table:table-cell>
          <table:table-cell office:value-type="string" calcext:value-type="string">
            <text:p>Château d’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sxcfmg8w0pv1cdpx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Whispering Angel</text:p>
          </table:table-cell>
          <table:table-cell office:value-type="string" calcext:value-type="string">
            <text:p>Château d'Esclans</text:p>
          </table:table-cell>
          <table:table-cell office:value-type="float" office:value="49.94832" calcext:value-type="float">
            <text:p>49.948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777.198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d'Yquem 1er Cru Sup.</text:p>
          </table:table-cell>
          <table:table-cell office:value-type="string" calcext:value-type="string">
            <text:p>Château d'Yqu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603268" calcext:value-type="float">
            <text:p>53.603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777.198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d'Yquem 1er Cru Sup.</text:p>
          </table:table-cell>
          <table:table-cell office:value-type="string" calcext:value-type="string">
            <text:p>Château d'Yqu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603268" calcext:value-type="float">
            <text:p>53.603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801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illon Côtes de Bordeaux Château Ampélia</text:p>
          </table:table-cell>
          <table:table-cell office:value-type="string" calcext:value-type="string">
            <text:p>Château Grand Corbin-Desp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7c98g2tndcgvn2dz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Ampélia Castillon Bio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8.28401" calcext:value-type="float">
            <text:p>58.284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40.199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Guiraud 1er G.Cru Classé</text:p>
          </table:table-cell>
          <table:table-cell office:value-type="string" calcext:value-type="string">
            <text:p>Château Guir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4650" calcext:value-type="float">
            <text:p>146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d8ype1jjcb9f8t31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âteau Guiraud Sauternes Premier Grand Cru Classé Bio</text:p>
          </table:table-cell>
          <table:table-cell office:value-type="string" calcext:value-type="string">
            <text:p>Château Guiraud</text:p>
          </table:table-cell>
          <table:table-cell office:value-type="float" office:value="45.655666" calcext:value-type="float">
            <text:p>45.655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12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La Poi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38.927437" calcext:value-type="float">
            <text:p>38.927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262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Mauvesin Ba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yq94z978wk8yvwne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auvesin Barton Moulis-en-Médoc</text:p>
          </table:table-cell>
          <table:table-cell office:value-type="string" calcext:value-type="string">
            <text:p>Château Mauvesin Barton</text:p>
          </table:table-cell>
          <table:table-cell office:value-type="float" office:value="53.789616" calcext:value-type="float">
            <text:p>53.789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741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-Rothschild 1er G.Cru Classé</text:p>
          </table:table-cell>
          <table:table-cell office:value-type="string" calcext:value-type="string">
            <text:p>Château Mouton Roth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5000" calcext:value-type="float">
            <text:p>10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55.796894" calcext:value-type="float">
            <text:p>55.796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92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Phélan Ség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58.396217" calcext:value-type="float">
            <text:p>58.396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30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 Canet Grand Cru Classé</text:p>
          </table:table-cell>
          <table:table-cell office:value-type="string" calcext:value-type="string">
            <text:p>Château 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60.304577" calcext:value-type="float">
            <text:p>60.304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611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37.480797" calcext:value-type="float">
            <text:p>37.4807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7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 Monprà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94654" calcext:value-type="float">
            <text:p>53.94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1374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Fior di Melilot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wbkjw5h4172ah62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Fior di Melilot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58.9233" calcext:value-type="float">
            <text:p>58.9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16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0.64142" calcext:value-type="float">
            <text:p>40.64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124.2016.b</text:p>
          </table:table-cell>
          <table:table-cell/>
          <table:table-cell office:value-type="string" calcext:value-type="string">
            <text:p>Le Perle di Pavone Extra brût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ag5g1rde2dnz0dgms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Perle di Pavone Extra Brut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8.645073" calcext:value-type="float">
            <text:p>48.6450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56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0tpk1pmmqfbvw2n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0.007507" calcext:value-type="float">
            <text:p>40.007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63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</text:p>
          </table:table-cell>
          <table:table-cell office:value-type="string" calcext:value-type="string">
            <text:p>Di Filip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0htpkkja1xsmfy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</text:p>
          </table:table-cell>
          <table:table-cell office:value-type="string" calcext:value-type="string">
            <text:p>Di Filippo</text:p>
          </table:table-cell>
          <table:table-cell office:value-type="float" office:value="43.50147" calcext:value-type="float">
            <text:p>43.50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46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2 Deuxième Plénitud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52000" calcext:value-type="float">
            <text:p>52000</text:p>
          </table:table-cell>
          <table:table-cell office:value-type="float" office:value="33500" calcext:value-type="float">
            <text:p>3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kxm1ztzqza3vfe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2 Plénitude Brut</text:p>
          </table:table-cell>
          <table:table-cell office:value-type="string" calcext:value-type="string">
            <text:p>Dom Pérignon</text:p>
          </table:table-cell>
          <table:table-cell office:value-type="float" office:value="57.103703" calcext:value-type="float">
            <text:p>57.103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42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3.566055" calcext:value-type="float">
            <text:p>43.566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42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1000" calcext:value-type="float">
            <text:p>3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3.566055" calcext:value-type="float">
            <text:p>43.566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193.201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Folatièr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6zxsdj3chtf1y7k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Les Folatières</text:p>
          </table:table-cell>
          <table:table-cell office:value-type="string" calcext:value-type="string">
            <text:p>Domaine Leflaive</text:p>
          </table:table-cell>
          <table:table-cell office:value-type="float" office:value="45.28743" calcext:value-type="float">
            <text:p>45.28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9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Pucell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eqkr0y79dw7drnvg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Pucelles</text:p>
          </table:table-cell>
          <table:table-cell office:value-type="string" calcext:value-type="string">
            <text:p>Olivier Leflaive</text:p>
          </table:table-cell>
          <table:table-cell office:value-type="float" office:value="42.359207" calcext:value-type="float">
            <text:p>42.3592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91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arkling Steinbock Zero</text:p>
          </table:table-cell>
          <table:table-cell office:value-type="string" calcext:value-type="string">
            <text:p>Dr. Fischer - 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98v5dfn8ert8tkqq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arkling Riesling Steinbock Zero</text:p>
          </table:table-cell>
          <table:table-cell office:value-type="string" calcext:value-type="string">
            <text:p>J. Hofstätter - Weingut Dr. Fischer</text:p>
          </table:table-cell>
          <table:table-cell office:value-type="float" office:value="52.520363" calcext:value-type="float">
            <text:p>52.52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022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le Isarco Grüner Veltliner</text:p>
          </table:table-cell>
          <table:table-cell office:value-type="string" calcext:value-type="string">
            <text:p>Eb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9he7gzsrjyv28ct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Weingut Ebner</text:p>
          </table:table-cell>
          <table:table-cell office:value-type="float" office:value="33.05607" calcext:value-type="float">
            <text:p>33.05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55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2.18598" calcext:value-type="float">
            <text:p>52.185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66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astelaz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 Argentum Bonum</text:p>
          </table:table-cell>
          <table:table-cell office:value-type="string" calcext:value-type="string">
            <text:p>Elena Walch</text:p>
          </table:table-cell>
          <table:table-cell office:value-type="float" office:value="64.182236" calcext:value-type="float">
            <text:p>64.1822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5822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see Classico Superiore Per Sé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1p85as3ahxz7nr9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Per Sé</text:p>
          </table:table-cell>
          <table:table-cell office:value-type="string" calcext:value-type="string">
            <text:p>Elena Walch</text:p>
          </table:table-cell>
          <table:table-cell office:value-type="float" office:value="59.9397" calcext:value-type="float">
            <text:p>59.9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291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Schütt Dürnsteiner</text:p>
          </table:table-cell>
          <table:table-cell office:value-type="string" calcext:value-type="string">
            <text:p>Emmerich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5j8wme7zy1zyn7g3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chütt Dürnsteiner Smaragd</text:p>
          </table:table-cell>
          <table:table-cell office:value-type="string" calcext:value-type="string">
            <text:p>Weingut Knoll</text:p>
          </table:table-cell>
          <table:table-cell office:value-type="float" office:value="46.43078" calcext:value-type="float">
            <text:p>46.430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927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Cuvée n. 8 Extra brût (dég. 04/2023)</text:p>
          </table:table-cell>
          <table:table-cell office:value-type="string" calcext:value-type="string">
            <text:p>Etyssa</text:p>
          </table:table-cell>
          <table:table-cell office:value-type="string" calcext:value-type="string">
            <text:p>dég. 04/2023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8vy4j3dp3ay3d8t2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No. 8 Extra Brut</text:p>
          </table:table-cell>
          <table:table-cell office:value-type="string" calcext:value-type="string">
            <text:p>Etyssa</text:p>
          </table:table-cell>
          <table:table-cell office:value-type="float" office:value="42.770584" calcext:value-type="float">
            <text:p>42.770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8903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 Bianco di Monte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xndby0e426be5yeb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di Monte</text:p>
          </table:table-cell>
          <table:table-cell office:value-type="string" calcext:value-type="string">
            <text:p>Eudes</text:p>
          </table:table-cell>
          <table:table-cell office:value-type="float" office:value="43.723114" calcext:value-type="float">
            <text:p>43.723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10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Milleottocentoquaranta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dp222w22t37n58xna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ottocentoquaranta Rosso</text:p>
          </table:table-cell>
          <table:table-cell office:value-type="string" calcext:value-type="string">
            <text:p>Eudes</text:p>
          </table:table-cell>
          <table:table-cell office:value-type="float" office:value="44.466408" calcext:value-type="float">
            <text:p>44.4664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480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enberg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c48190rgj4syzfq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Loibenberg Riesling Smaragd</text:p>
          </table:table-cell>
          <table:table-cell office:value-type="string" calcext:value-type="string">
            <text:p>F.X. Pichler</text:p>
          </table:table-cell>
          <table:table-cell office:value-type="float" office:value="49.27437" calcext:value-type="float">
            <text:p>49.27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077.0.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F1 Podium Limited Edition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29100" calcext:value-type="float">
            <text:p>2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0s7yw9bvdpd8t4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1® Limited Edition Brut</text:p>
          </table:table-cell>
          <table:table-cell office:value-type="string" calcext:value-type="string">
            <text:p>Ferrari</text:p>
          </table:table-cell>
          <table:table-cell office:value-type="float" office:value="45.001213" calcext:value-type="float">
            <text:p>45.00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4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Maximum Blanc de Blancs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9.114517" calcext:value-type="float">
            <text:p>39.114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52.2015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Lunelli Extra brût (dég. anno/2022)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dég. anno/2022</text:p>
          </table:table-cell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y7w7sgfv1g5hhyg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Lunelli</text:p>
          </table:table-cell>
          <table:table-cell office:value-type="string" calcext:value-type="string">
            <text:p>Ferrari</text:p>
          </table:table-cell>
          <table:table-cell office:value-type="float" office:value="35.60121" calcext:value-type="float">
            <text:p>35.601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483.201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Bianco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34.333473" calcext:value-type="float">
            <text:p>34.333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483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Bianco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34.333473" calcext:value-type="float">
            <text:p>34.333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53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Nero Extra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300" calcext:value-type="float">
            <text:p>10300</text:p>
          </table:table-cell>
          <table:table-cell office:value-type="float" office:value="5680" calcext:value-type="float">
            <text:p>56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7xmpv9f0qqk000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Perlé Nero Extra Brut</text:p>
          </table:table-cell>
          <table:table-cell office:value-type="string" calcext:value-type="string">
            <text:p>Ferrari</text:p>
          </table:table-cell>
          <table:table-cell office:value-type="float" office:value="37.980568" calcext:value-type="float">
            <text:p>37.980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075.2017.b</text:p>
          </table:table-cell>
          <table:table-cell/>
          <table:table-cell office:value-type="string" calcext:value-type="string">
            <text:p>Trentodoc Riserva Perlé Rosé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xkqxryxhnb6gavgx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Perlé Rosé Riserva Brut</text:p>
          </table:table-cell>
          <table:table-cell office:value-type="string" calcext:value-type="string">
            <text:p>Ferrari</text:p>
          </table:table-cell>
          <table:table-cell office:value-type="float" office:value="34.282097" calcext:value-type="float">
            <text:p>34.282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di Trinoro</text:p>
          </table:table-cell>
          <table:table-cell office:value-type="string" calcext:value-type="string">
            <text:p>Franchetti - 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59.036026" calcext:value-type="float">
            <text:p>59.036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57.201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01728" calcext:value-type="float">
            <text:p>42.001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5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01728" calcext:value-type="float">
            <text:p>42.001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0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Rondell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6m2hz5tm0r51kwt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Vigna Rondell</text:p>
          </table:table-cell>
          <table:table-cell office:value-type="string" calcext:value-type="string">
            <text:p>Franz Gojer – Glögglhof</text:p>
          </table:table-cell>
          <table:table-cell office:value-type="float" office:value="51.943375" calcext:value-type="float">
            <text:p>51.943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6200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wzbvjgymmzx6kvfpb7ff5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Franz Gojer – Glögglhof</text:p>
          </table:table-cell>
          <table:table-cell office:value-type="float" office:value="35.09561" calcext:value-type="float">
            <text:p>35.095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5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1578" calcext:value-type="float">
            <text:p>38.91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9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Nipozzano Vecchie Viti</text:p>
          </table:table-cell>
          <table:table-cell office:value-type="string" calcext:value-type="string">
            <text:p>Frescobaldi - Castello di Nipoz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h9t4st9ev0cs778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Vecchie Vit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75.51626" calcext:value-type="float">
            <text:p>75.51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01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di Castigl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wh0jnmd754tcb0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Castiglioni</text:p>
          </table:table-cell>
          <table:table-cell office:value-type="float" office:value="58.976242" calcext:value-type="float">
            <text:p>58.976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80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di Castigl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wh0jnmd754tcb0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Castiglioni</text:p>
          </table:table-cell>
          <table:table-cell office:value-type="float" office:value="58.976242" calcext:value-type="float">
            <text:p>58.976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° Anniversary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292435" calcext:value-type="float">
            <text:p>54.292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1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3693" calcext:value-type="float">
            <text:p>47.03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9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Vieilles Vignes</text:p>
          </table:table-cell>
          <table:table-cell office:value-type="string" calcext:value-type="string">
            <text:p>Gé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8mea09cnycbacc8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Vieilles Vignes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49.381172" calcext:value-type="float">
            <text:p>49.381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62.200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3000" calcext:value-type="float">
            <text:p>23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62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6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98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Bartomè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4jfe3t9qmt0x5m2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omè</text:p>
          </table:table-cell>
          <table:table-cell office:value-type="string" calcext:value-type="string">
            <text:p>Borgogno</text:p>
          </table:table-cell>
          <table:table-cell office:value-type="float" office:value="37.773506" calcext:value-type="float">
            <text:p>37.7735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73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No Name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 office:value-type="float" office:value="44.614895" calcext:value-type="float">
            <text:p>44.614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7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No Name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 office:value-type="float" office:value="44.614895" calcext:value-type="float">
            <text:p>44.614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93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achini</text:p>
          </table:table-cell>
          <table:table-cell office:value-type="string" calcext:value-type="string">
            <text:p>Giovanni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3exz4ntp4hyv22aq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achini</text:p>
          </table:table-cell>
          <table:table-cell office:value-type="string" calcext:value-type="string">
            <text:p>Corino</text:p>
          </table:table-cell>
          <table:table-cell office:value-type="float" office:value="46.18481" calcext:value-type="float">
            <text:p>46.184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95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6eet0ynkzv3hzv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Giovanni Rosso</text:p>
          </table:table-cell>
          <table:table-cell office:value-type="float" office:value="43.149166" calcext:value-type="float">
            <text:p>43.149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94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Giovanni Rosso</text:p>
          </table:table-cell>
          <table:table-cell office:value-type="float" office:value="40.54391" calcext:value-type="float">
            <text:p>40.54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94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Giovanni Rosso</text:p>
          </table:table-cell>
          <table:table-cell office:value-type="float" office:value="40.54391" calcext:value-type="float">
            <text:p>40.54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8580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equio</text:p>
          </table:table-cell>
          <table:table-cell office:value-type="string" calcext:value-type="string">
            <text:p>Giuseppe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9a3g8rqv05qwhwzb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equio Barolo</text:p>
          </table:table-cell>
          <table:table-cell office:value-type="string" calcext:value-type="string">
            <text:p>Contratto</text:p>
          </table:table-cell>
          <table:table-cell office:value-type="float" office:value="46.51971" calcext:value-type="float">
            <text:p>46.51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0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Superiore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kpx0d4sbh1pwx5x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Grattamacco</text:p>
          </table:table-cell>
          <table:table-cell office:value-type="float" office:value="47.889442" calcext:value-type="float">
            <text:p>47.8894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Superiore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kpx0d4sbh1pwx5x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Grattamacco</text:p>
          </table:table-cell>
          <table:table-cell office:value-type="float" office:value="47.889442" calcext:value-type="float">
            <text:p>47.8894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3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Il Bruciat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0.66096" calcext:value-type="float">
            <text:p>60.66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02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aesulis</text:p>
          </table:table-cell>
          <table:table-cell office:value-type="string" calcext:value-type="string">
            <text:p>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fsa2r791abqhxexk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aesulis</text:p>
          </table:table-cell>
          <table:table-cell office:value-type="string" calcext:value-type="string">
            <text:p>Gump Hof - Markus Prackwieser</text:p>
          </table:table-cell>
          <table:table-cell office:value-type="float" office:value="42.48951" calcext:value-type="float">
            <text:p>42.48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08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6tvess2kjkcpz2cj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 Hof - Markus Prackwieser</text:p>
          </table:table-cell>
          <table:table-cell office:value-type="float" office:value="40.49731" calcext:value-type="float">
            <text:p>40.49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186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La Bossiere Monopole 1er Cru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j76rcmz91wafe9c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La Bossiere</text:p>
          </table:table-cell>
          <table:table-cell office:value-type="string" calcext:value-type="string">
            <text:p>Harmand-Geoffroy</text:p>
          </table:table-cell>
          <table:table-cell office:value-type="float" office:value="56.597263" calcext:value-type="float">
            <text:p>56.597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68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gewann</text:p>
          </table:table-cell>
          <table:table-cell office:value-type="string" calcext:value-type="string">
            <text:p>He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4f8ttx181t801xvn0x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gewann Riesling</text:p>
          </table:table-cell>
          <table:table-cell office:value-type="string" calcext:value-type="string">
            <text:p>Weingut Hees</text:p>
          </table:table-cell>
          <table:table-cell office:value-type="float" office:value="37.07027" calcext:value-type="float">
            <text:p>37.07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3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vitation Brût</text:p>
          </table:table-cell>
          <table:table-cell office:value-type="string" calcext:value-type="string">
            <text:p>Huré-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2k4pbr0jnb2kkf249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Invitation Brut Champagne</text:p>
          </table:table-cell>
          <table:table-cell office:value-type="string" calcext:value-type="string">
            <text:p>Huré Frères</text:p>
          </table:table-cell>
          <table:table-cell office:value-type="float" office:value="43.78759" calcext:value-type="float">
            <text:p>43.787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478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I Collazz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sy3c2q73511x6ekr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Collazzi</text:p>
          </table:table-cell>
          <table:table-cell office:value-type="float" office:value="43.71177" calcext:value-type="float">
            <text:p>43.711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04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65.06722" calcext:value-type="float">
            <text:p>65.06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pparello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7000" calcext:value-type="float">
            <text:p>7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6.84794" calcext:value-type="float">
            <text:p>46.84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414.2023.b</text:p>
          </table:table-cell>
          <table:table-cell/>
          <table:table-cell office:value-type="string" calcext:value-type="string">
            <text:p>Rosé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p6vshkh3xdcnq52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J. Hofstätter</text:p>
          </table:table-cell>
          <table:table-cell office:value-type="float" office:value="31.705269" calcext:value-type="float">
            <text:p>31.7052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82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Rouge Les Gravières 1er Cru</text:p>
          </table:table-cell>
          <table:table-cell office:value-type="string" calcext:value-type="string">
            <text:p>Jean-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hge5r8q2yd5f1yz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Premier Cru Les Gravières</text:p>
          </table:table-cell>
          <table:table-cell office:value-type="string" calcext:value-type="string">
            <text:p>Jean Baptiste Jessiaume</text:p>
          </table:table-cell>
          <table:table-cell office:value-type="float" office:value="56.199722" calcext:value-type="float">
            <text:p>56.199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2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 ... Dreams …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25.466908" calcext:value-type="float">
            <text:p>25.466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81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gcg2kdgtahk0cbz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Kandlerhof</text:p>
          </table:table-cell>
          <table:table-cell office:value-type="float" office:value="35.60332" calcext:value-type="float">
            <text:p>35.603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181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Merlot Riserva Cuvée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bqjjch1tnb7y6f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Flora Rosso Riserv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1.301918" calcext:value-type="float">
            <text:p>41.301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59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0.32386" calcext:value-type="float">
            <text:p>40.32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150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nq5t9x7sdhbh386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89396" calcext:value-type="float">
            <text:p>44.89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21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21.2022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21.2022.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21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27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2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2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8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36913" calcext:value-type="float">
            <text:p>44.636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07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6.413784" calcext:value-type="float">
            <text:p>46.413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907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6.413784" calcext:value-type="float">
            <text:p>46.413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028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dttdcbypask6ra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3.93174" calcext:value-type="float">
            <text:p>43.93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3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6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tfv0kvaa4gqhbe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7.72115" calcext:value-type="float">
            <text:p>57.721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07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Gschleier Alte Rebe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8.576622" calcext:value-type="float">
            <text:p>58.576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68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/ Moscato giallo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6.78151" calcext:value-type="float">
            <text:p>46.781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7884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d96azmdwfwwngw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Quintessenz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8.39245" calcext:value-type="float">
            <text:p>48.39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74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asòn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5bd6m2ggkq90pj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ón Merlot Riserva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0.61211" calcext:value-type="float">
            <text:p>40.612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9638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790x69azxqwtpf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Quintessenz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1.79284" calcext:value-type="float">
            <text:p>41.79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683.2023.b</text:p>
          </table:table-cell>
          <table:table-cell/>
          <table:table-cell office:value-type="string" calcext:value-type="string">
            <text:p>Rosenmuskateller / Moscato rosa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39.44998" calcext:value-type="float">
            <text:p>39.449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226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36 Brût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4.18955" calcext:value-type="float">
            <text:p>44.18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2920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Sanctissimus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5200" calcext:value-type="float">
            <text:p>5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anctissimus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35.549217" calcext:value-type="float">
            <text:p>35.549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3983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clarus Blanc de Blancs Brût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dx2vcpm3234qjm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lanc de Blancs Brut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40.707375" calcext:value-type="float">
            <text:p>40.707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442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lötzner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xzyzb1wykkrf0va0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lötzner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39.42607" calcext:value-type="float">
            <text:p>39.42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3059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172ème Édition Brût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500" calcext:value-type="float">
            <text:p>335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rhs28mmt4yawmw791g9c3q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172ème Édition Brut</text:p>
          </table:table-cell>
          <table:table-cell office:value-type="string" calcext:value-type="string">
            <text:p>Krug</text:p>
          </table:table-cell>
          <table:table-cell office:value-type="float" office:value="42.46214" calcext:value-type="float">
            <text:p>42.46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5.200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5.200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5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o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1.875088" calcext:value-type="float">
            <text:p>41.875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4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tz967ef2a28drd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crio</text:p>
          </table:table-cell>
          <table:table-cell office:value-type="string" calcext:value-type="string">
            <text:p>Le Macchiole</text:p>
          </table:table-cell>
          <table:table-cell office:value-type="float" office:value="42.974773" calcext:value-type="float">
            <text:p>42.974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29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300" calcext:value-type="float">
            <text:p>8300</text:p>
          </table:table-cell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1.660767" calcext:value-type="float">
            <text:p>51.660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19.2020.c</text:p>
          </table:table-cell>
          <table:table-cell/>
          <table:table-cell office:value-type="string" calcext:value-type="string">
            <text:p>Rosé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rx1d8vj4fc488839fcecjsm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Rosé Brut Bio</text:p>
          </table:table-cell>
          <table:table-cell office:value-type="string" calcext:value-type="string">
            <text:p>Lieselehof</text:p>
          </table:table-cell>
          <table:table-cell office:value-type="float" office:value="34.86997" calcext:value-type="float">
            <text:p>34.86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19.2020.b</text:p>
          </table:table-cell>
          <table:table-cell/>
          <table:table-cell office:value-type="string" calcext:value-type="string">
            <text:p>Rosé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rx1d8vj4fc488839fcecjsm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Rosé Brut Bio</text:p>
          </table:table-cell>
          <table:table-cell office:value-type="string" calcext:value-type="string">
            <text:p>Lieselehof</text:p>
          </table:table-cell>
          <table:table-cell office:value-type="float" office:value="34.86997" calcext:value-type="float">
            <text:p>34.86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66.2015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eet Claire Passito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t1cvgmsyrrfv6t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Sweet Claire Bio</text:p>
          </table:table-cell>
          <table:table-cell office:value-type="string" calcext:value-type="string">
            <text:p>Lieselehof</text:p>
          </table:table-cell>
          <table:table-cell office:value-type="float" office:value="46.38571" calcext:value-type="float">
            <text:p>46.385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66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Morit</text:p>
          </table:table-cell>
          <table:table-cell office:value-type="string" calcext:value-type="string">
            <text:p>Lo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ebnjn63dkmh3dv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it St. Magdalener Classico</text:p>
          </table:table-cell>
          <table:table-cell office:value-type="string" calcext:value-type="string">
            <text:p>Weingut Loacker</text:p>
          </table:table-cell>
          <table:table-cell office:value-type="float" office:value="47.15495" calcext:value-type="float">
            <text:p>47.15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8266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mitissa Pas dosé Riserva</text:p>
          </table:table-cell>
          <table:table-cell office:value-type="string" calcext:value-type="string">
            <text:p>Lorenz Mar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4546" calcext:value-type="float">
            <text:p>47.104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813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Lucien Jacob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fepsqk3a0v3yxrc3y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Domaine Lucien Jacob</text:p>
          </table:table-cell>
          <table:table-cell office:value-type="float" office:value="42.691452" calcext:value-type="float">
            <text:p>42.691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204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 Carapace</text:p>
          </table:table-cell>
          <table:table-cell office:value-type="string" calcext:value-type="string">
            <text:p>Lunelli - Tenuta Castelbu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dh1dkbtadvkph82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apace Montefalco Sagrantino</text:p>
          </table:table-cell>
          <table:table-cell office:value-type="string" calcext:value-type="string">
            <text:p>Tenuta Castelbuono</text:p>
          </table:table-cell>
          <table:table-cell office:value-type="float" office:value="63.451397" calcext:value-type="float">
            <text:p>63.451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55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uritea</text:p>
          </table:table-cell>
          <table:table-cell office:value-type="string" calcext:value-type="string">
            <text:p>Lunelli - Tenuta Podernov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b6nche90sswgv2q9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uritea Cabernet Franc</text:p>
          </table:table-cell>
          <table:table-cell office:value-type="string" calcext:value-type="string">
            <text:p>Tenuta Podernovo</text:p>
          </table:table-cell>
          <table:table-cell office:value-type="float" office:value="44.744724" calcext:value-type="float">
            <text:p>44.744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25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482716" calcext:value-type="float">
            <text:p>40.4827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828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22608" calcext:value-type="float">
            <text:p>44.22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288.2024.b</text:p>
          </table:table-cell>
          <table:table-cell/>
          <table:table-cell office:value-type="string" calcext:value-type="string">
            <text:p>La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4.971447" calcext:value-type="float">
            <text:p>44.971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032.2021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Petit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36.768692" calcext:value-type="float">
            <text:p>36.76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7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9" calcext:value-type="float">
            <text:p>19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8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2" calcext:value-type="float">
            <text:p>1982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8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8500" calcext:value-type="float">
            <text:p>5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41500" calcext:value-type="float">
            <text:p>4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1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0" calcext:value-type="float">
            <text:p>33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4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4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4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700" calcext:value-type="float">
            <text:p>1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22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2621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Michael Pu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490" calcext:value-type="float">
            <text:p>149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39anj03cb60sw3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Weingut Michael Puff</text:p>
          </table:table-cell>
          <table:table-cell office:value-type="float" office:value="33.203186" calcext:value-type="float">
            <text:p>33.203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50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ce Impérial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3.20513" calcext:value-type="float">
            <text:p>43.20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61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Impériale Brût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xf9040f937x9p6w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Impériale Brut</text:p>
          </table:table-cell>
          <table:table-cell office:value-type="string" calcext:value-type="string">
            <text:p>Moët &amp; Chandon</text:p>
          </table:table-cell>
          <table:table-cell office:value-type="float" office:value="44.04641" calcext:value-type="float">
            <text:p>44.046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22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secco Cuvée dell'Erede Extra dry</text:p>
          </table:table-cell>
          <table:table-cell office:value-type="string" calcext:value-type="string">
            <text:p>Montel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9azmfbx39mcbd3re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Dell'Erede Prosecco Treviso Extra Dry</text:p>
          </table:table-cell>
          <table:table-cell office:value-type="string" calcext:value-type="string">
            <text:p>Montelvini</text:p>
          </table:table-cell>
          <table:table-cell office:value-type="float" office:value="46.7163" calcext:value-type="float">
            <text:p>46.7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239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6500" calcext:value-type="float">
            <text:p>6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2.200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3" calcext:value-type="float">
            <text:p>2003</text:p>
          </table:table-cell>
          <table:table-cell office:value-type="float" office:value="87000" calcext:value-type="float">
            <text:p>8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304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Montunal</text:p>
          </table:table-cell>
          <table:table-cell office:value-type="string" calcext:value-type="string">
            <text:p>Monton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vregtkb0arzx6q4d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unal</text:p>
          </table:table-cell>
          <table:table-cell office:value-type="string" calcext:value-type="string">
            <text:p>Montonale</text:p>
          </table:table-cell>
          <table:table-cell office:value-type="float" office:value="44.228165" calcext:value-type="float">
            <text:p>44.228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3141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o di Caldaro Classico De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my7x7ytn51j1he7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lia Kalterersee Klassisch</text:p>
          </table:table-cell>
          <table:table-cell office:value-type="string" calcext:value-type="string">
            <text:p>Morandell</text:p>
          </table:table-cell>
          <table:table-cell office:value-type="float" office:value="34.85707" calcext:value-type="float">
            <text:p>34.85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235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046593" calcext:value-type="float">
            <text:p>49.046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48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4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4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9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pa Valley Opus One</text:p>
          </table:table-cell>
          <table:table-cell office:value-type="string" calcext:value-type="string">
            <text:p>Opus One (Mondavi - Rothschild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0" calcext:value-type="float">
            <text:p>6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wrn93eyvmwf66cg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pus One</text:p>
          </table:table-cell>
          <table:table-cell office:value-type="float" office:value="56.925453" calcext:value-type="float">
            <text:p>56.925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99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lle Époque Brût</text:p>
          </table:table-cell>
          <table:table-cell office:value-type="string" calcext:value-type="string">
            <text:p>Perrier-Joü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5.86876" calcext:value-type="float">
            <text:p>55.86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66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jty25e3af5tmpx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 Bio</text:p>
          </table:table-cell>
          <table:table-cell office:value-type="string" calcext:value-type="string">
            <text:p>Peter Jakob Kühn</text:p>
          </table:table-cell>
          <table:table-cell office:value-type="float" office:value="53.12543" calcext:value-type="float">
            <text:p>53.125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668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ittelheim St. Nikolaus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hzztdf9c5wf0kdm5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ittelheim St. Nikolaus Bio</text:p>
          </table:table-cell>
          <table:table-cell office:value-type="string" calcext:value-type="string">
            <text:p>Peter Jakob Kühn</text:p>
          </table:table-cell>
          <table:table-cell office:value-type="float" office:value="59.368446" calcext:value-type="float">
            <text:p>59.368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639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Cuvée Bianc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2938" calcext:value-type="float">
            <text:p>46.9329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72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50.76891" calcext:value-type="float">
            <text:p>50.768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7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50.76891" calcext:value-type="float">
            <text:p>50.768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097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ra Rosso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30036" calcext:value-type="float">
            <text:p>34.30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941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Der Pfannenstiel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a1860wqnp18xfay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</text:p>
          </table:table-cell>
          <table:table-cell office:value-type="string" calcext:value-type="string">
            <text:p>Pfannenstielhof</text:p>
          </table:table-cell>
          <table:table-cell office:value-type="float" office:value="50.9919" calcext:value-type="float">
            <text:p>50.9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5558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’Or Blanc</text:p>
          </table:table-cell>
          <table:table-cell office:value-type="string" calcext:value-type="string">
            <text:p>Philippe Bouz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bz9j9vcebynn40xwg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'Or</text:p>
          </table:table-cell>
          <table:table-cell office:value-type="string" calcext:value-type="string">
            <text:p>Philippe Bouzereau - Chateau de Citeaux</text:p>
          </table:table-cell>
          <table:table-cell office:value-type="float" office:value="36.206585" calcext:value-type="float">
            <text:p>36.206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09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eti del Versante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0r5zjvjkqdgv8cg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eti del Versante Bio</text:p>
          </table:table-cell>
          <table:table-cell office:value-type="string" calcext:value-type="string">
            <text:p>Pian dell'Orino</text:p>
          </table:table-cell>
          <table:table-cell office:value-type="float" office:value="64.41799" calcext:value-type="float">
            <text:p>64.41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5630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idacus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bbkvvhz4pngp8q2t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dacus</text:p>
          </table:table-cell>
          <table:table-cell office:value-type="string" calcext:value-type="string">
            <text:p>Planeta</text:p>
          </table:table-cell>
          <table:table-cell office:value-type="float" office:value="42.481167" calcext:value-type="float">
            <text:p>42.481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30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Podere Le Bèr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xgas7jhav3dtbn0sy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Le Bèrne</text:p>
          </table:table-cell>
          <table:table-cell office:value-type="float" office:value="45.168076" calcext:value-type="float">
            <text:p>45.168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043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55.230633" calcext:value-type="float">
            <text:p>55.230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871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948784" calcext:value-type="float">
            <text:p>40.948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531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Il Seggi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530" calcext:value-type="float">
            <text:p>153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1cmbn9kxfdbhqej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ggio</text:p>
          </table:table-cell>
          <table:table-cell office:value-type="string" calcext:value-type="string">
            <text:p>Poggio Al Tesoro</text:p>
          </table:table-cell>
          <table:table-cell office:value-type="float" office:value="48.97095" calcext:value-type="float">
            <text:p>48.97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51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 Ross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7.535576" calcext:value-type="float">
            <text:p>57.535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5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 Ross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7.535576" calcext:value-type="float">
            <text:p>57.535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6121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lgheri Vermentino Solosole Pagus Camill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b3sccq69ps10zax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 Solosole Pagus Camilla</text:p>
          </table:table-cell>
          <table:table-cell office:value-type="string" calcext:value-type="string">
            <text:p>Poggio Al Tesoro</text:p>
          </table:table-cell>
          <table:table-cell office:value-type="float" office:value="65.88122" calcext:value-type="float">
            <text:p>65.881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597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draia Bianc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emt9grgbrdbnhm3r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draia</text:p>
          </table:table-cell>
          <table:table-cell office:value-type="string" calcext:value-type="string">
            <text:p>Poggio Al Tesoro</text:p>
          </table:table-cell>
          <table:table-cell office:value-type="float" office:value="47.32357" calcext:value-type="float">
            <text:p>47.32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492.0.d</text:p>
          </table:table-cell>
          <table:table-cell/>
          <table:table-cell office:value-type="string" calcext:value-type="string">
            <text:p>Rosé Brût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b4w40vf68pxz2wak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Brut</text:p>
          </table:table-cell>
          <table:table-cell office:value-type="string" calcext:value-type="string">
            <text:p>Pojer e Sandri</text:p>
          </table:table-cell>
          <table:table-cell office:value-type="float" office:value="42.774944" calcext:value-type="float">
            <text:p>42.774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2461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Klaus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4.45702" calcext:value-type="float">
            <text:p>44.457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78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Radoy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mgpvrc0rhpt9ngnv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doy</text:p>
          </table:table-cell>
          <table:table-cell office:value-type="string" calcext:value-type="string">
            <text:p>Radoar</text:p>
          </table:table-cell>
          <table:table-cell office:value-type="float" office:value="48.122787" calcext:value-type="float">
            <text:p>48.122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433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Etza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m5wpphte20vsdycq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Etza Bio</text:p>
          </table:table-cell>
          <table:table-cell office:value-type="string" calcext:value-type="string">
            <text:p>Radoar</text:p>
          </table:table-cell>
          <table:table-cell office:value-type="float" office:value="46.484222" calcext:value-type="float">
            <text:p>46.484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49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ves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mz2yw0y6fz8sb5t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VES Bio</text:p>
          </table:table-cell>
          <table:table-cell office:value-type="string" calcext:value-type="string">
            <text:p>Radoar</text:p>
          </table:table-cell>
          <table:table-cell office:value-type="float" office:value="39.5206" calcext:value-type="float">
            <text:p>39.5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66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inherb Haart to Heart</text:p>
          </table:table-cell>
          <table:table-cell office:value-type="string" calcext:value-type="string">
            <text:p>Reinhold 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f3exywk73n0mnhw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art to Heart Riesling</text:p>
          </table:table-cell>
          <table:table-cell office:value-type="string" calcext:value-type="string">
            <text:p>Weingut Reinhold Haart</text:p>
          </table:table-cell>
          <table:table-cell office:value-type="float" office:value="68.35071" calcext:value-type="float">
            <text:p>68.35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803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infandel East Bench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1kvqz8egdgmr2qxg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ast Bench Zinfandel</text:p>
          </table:table-cell>
          <table:table-cell office:value-type="string" calcext:value-type="string">
            <text:p>Ridge Vineyards</text:p>
          </table:table-cell>
          <table:table-cell office:value-type="float" office:value="35.333702" calcext:value-type="float">
            <text:p>35.3337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0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</text:p>
          </table:table-cell>
          <table:table-cell office:value-type="string" calcext:value-type="string">
            <text:p>Rocca di Frassi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affonero</text:p>
          </table:table-cell>
          <table:table-cell office:value-type="string" calcext:value-type="string">
            <text:p>Rocca di Frassinello</text:p>
          </table:table-cell>
          <table:table-cell office:value-type="float" office:value="51.125618" calcext:value-type="float">
            <text:p>51.125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50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remia</text:p>
          </table:table-cell>
          <table:table-cell office:value-type="string" calcext:value-type="string">
            <text:p>Rocca di Monteg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a6mt94qskfc8e78rw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remia Toscana</text:p>
          </table:table-cell>
          <table:table-cell office:value-type="string" calcext:value-type="string">
            <text:p>Rocca di Montegrossi</text:p>
          </table:table-cell>
          <table:table-cell office:value-type="float" office:value="49.95358" calcext:value-type="float">
            <text:p>49.953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56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 Quatr Nas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e59shmy8saarmanq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atr Nas</text:p>
          </table:table-cell>
          <table:table-cell office:value-type="string" calcext:value-type="string">
            <text:p>Rocche dei Manzoni</text:p>
          </table:table-cell>
          <table:table-cell office:value-type="float" office:value="53.29947" calcext:value-type="float">
            <text:p>53.29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8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igna di Monte Lodoletta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70.21568" calcext:value-type="float">
            <text:p>70.21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08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igna di Monte Lodoletta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70.21568" calcext:value-type="float">
            <text:p>70.21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676.202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Vigna Premstallerhof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da8za9v8hvfhh04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Vigna Premstallerhof St. Magdalener Classico</text:p>
          </table:table-cell>
          <table:table-cell office:value-type="string" calcext:value-type="string">
            <text:p>Rottensteiner</text:p>
          </table:table-cell>
          <table:table-cell office:value-type="float" office:value="45.505405" calcext:value-type="float">
            <text:p>45.505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267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Vigna Premstallerhof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da8za9v8hvfhh04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Vigna Premstallerhof St. Magdalener Classico</text:p>
          </table:table-cell>
          <table:table-cell office:value-type="string" calcext:value-type="string">
            <text:p>Rottensteiner</text:p>
          </table:table-cell>
          <table:table-cell office:value-type="float" office:value="45.505405" calcext:value-type="float">
            <text:p>45.505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38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Achleithen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4.720005" calcext:value-type="float">
            <text:p>54.720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538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Achleithen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4.720005" calcext:value-type="float">
            <text:p>54.720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747.2000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itorio di Santedame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0" calcext:value-type="float">
            <text:p>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cwbazc2zbdrn6smdt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inti Classico Romitorio di Santedame</text:p>
          </table:table-cell>
          <table:table-cell office:value-type="string" calcext:value-type="string">
            <text:p>Ruffino</text:p>
          </table:table-cell>
          <table:table-cell office:value-type="float" office:value="47.89687" calcext:value-type="float">
            <text:p>47.8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307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Blancs Brû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42.538044" calcext:value-type="float">
            <text:p>42.538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91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973c7g19dzw388vqskkcs4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Ruinart</text:p>
          </table:table-cell>
          <table:table-cell office:value-type="float" office:value="33.103554" calcext:value-type="float">
            <text:p>33.103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580.0.b</text:p>
          </table:table-cell>
          <table:table-cell/>
          <table:table-cell office:value-type="string" calcext:value-type="string">
            <text:p>Rosé Brû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Ruinart</text:p>
          </table:table-cell>
          <table:table-cell office:value-type="float" office:value="35.531635" calcext:value-type="float">
            <text:p>35.531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257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o Adige Gewürztraminer Scharf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j97n6k58m5hf74q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f Gewürztraminer</text:p>
          </table:table-cell>
          <table:table-cell office:value-type="string" calcext:value-type="string">
            <text:p>Seeperle</text:p>
          </table:table-cell>
          <table:table-cell office:value-type="float" office:value="45.836815" calcext:value-type="float">
            <text:p>45.836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81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Arthur Rainer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z3tr85pehyv74nr9c2k0g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Arthur Rainer</text:p>
          </table:table-cell>
          <table:table-cell office:value-type="string" calcext:value-type="string">
            <text:p>Seeperle</text:p>
          </table:table-cell>
          <table:table-cell office:value-type="float" office:value="57.663124" calcext:value-type="float">
            <text:p>57.663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0075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Echt geil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c8hny19vtjqbhgv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cht Geil</text:p>
          </table:table-cell>
          <table:table-cell office:value-type="string" calcext:value-type="string">
            <text:p>Seeperle</text:p>
          </table:table-cell>
          <table:table-cell office:value-type="float" office:value="48.747597" calcext:value-type="float">
            <text:p>48.747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3163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 vom 1000 Alte Reben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7mhw7jqx57k5p1wd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 Von 1000 Alte Reben</text:p>
          </table:table-cell>
          <table:table-cell office:value-type="string" calcext:value-type="string">
            <text:p>Sorentberg</text:p>
          </table:table-cell>
          <table:table-cell office:value-type="float" office:value="58.84548" calcext:value-type="float">
            <text:p>58.845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75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trahler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111977" calcext:value-type="float">
            <text:p>41.111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32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igeno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5339" calcext:value-type="float">
            <text:p>39.53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358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pv8wn3pksva0xesn8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Tauber</text:p>
          </table:table-cell>
          <table:table-cell office:value-type="float" office:value="30.492529" calcext:value-type="float">
            <text:p>30.4925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474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nnt7v4j967qpdz99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Weingut Tauber</text:p>
          </table:table-cell>
          <table:table-cell office:value-type="float" office:value="29.890123" calcext:value-type="float">
            <text:p>29.890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722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e Folonari - Tenuta Campo al Mare</text:p>
          </table:table-cell>
          <table:table-cell office:value-type="float" office:value="61.778114" calcext:value-type="float">
            <text:p>61.778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55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Tenuta Campo di Sa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57.74589" calcext:value-type="float">
            <text:p>57.745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865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Tenuta Campo di S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57.74589" calcext:value-type="float">
            <text:p>57.745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areto</text:p>
          </table:table-cell>
          <table:table-cell office:value-type="string" calcext:value-type="string">
            <text:p>Tenuta di Nozz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48.13381" calcext:value-type="float">
            <text:p>48.133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54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Tenut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098324" calcext:value-type="float">
            <text:p>58.098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4599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d'Abruzzo</text:p>
          </table:table-cell>
          <table:table-cell office:value-type="string" calcext:value-type="string">
            <text:p>Tenuta I Fau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p38r0hwzsect9ds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</text:p>
          </table:table-cell>
          <table:table-cell office:value-type="string" calcext:value-type="string">
            <text:p>Tenuta I Fauri</text:p>
          </table:table-cell>
          <table:table-cell office:value-type="float" office:value="43.499985" calcext:value-type="float">
            <text:p>43.499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4.199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4.200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4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55000" calcext:value-type="float">
            <text:p>1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14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95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798" calcext:value-type="float">
            <text:p>45.55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9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798" calcext:value-type="float">
            <text:p>45.55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19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000" calcext:value-type="float">
            <text:p>1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20567" calcext:value-type="float">
            <text:p>37.20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5" calcext:value-type="float">
            <text:p>1995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200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5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24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882675" calcext:value-type="float">
            <text:p>47.8826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23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0d809kmmr9m7c52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San Leonardo</text:p>
          </table:table-cell>
          <table:table-cell office:value-type="float" office:value="50.022743" calcext:value-type="float">
            <text:p>50.022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5384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daco</text:p>
          </table:table-cell>
          <table:table-cell office:value-type="string" calcext:value-type="string">
            <text:p>Tenuta Sette Ci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atqn2rffwp54z2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daco</text:p>
          </table:table-cell>
          <table:table-cell office:value-type="string" calcext:value-type="string">
            <text:p>Tenuta dei Sette Cieli</text:p>
          </table:table-cell>
          <table:table-cell office:value-type="float" office:value="48.89836" calcext:value-type="float">
            <text:p>48.89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293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hs2myxhgkhaez0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ldicava</text:p>
          </table:table-cell>
          <table:table-cell office:value-type="float" office:value="49.20991" calcext:value-type="float">
            <text:p>49.20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76836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8pgr4rpt2bn5jb5e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 office:value-type="float" office:value="46.544662" calcext:value-type="float">
            <text:p>46.544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91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Thié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qcbmv7hmb84a80q3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Thienot</text:p>
          </table:table-cell>
          <table:table-cell office:value-type="float" office:value="32.165977" calcext:value-type="float">
            <text:p>32.165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700" calcext:value-type="float">
            <text:p>137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700" calcext:value-type="float">
            <text:p>117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100" calcext:value-type="float">
            <text:p>111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300" calcext:value-type="float">
            <text:p>103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796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1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Vigna Feldmarschall von Fenner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7.524338" calcext:value-type="float">
            <text:p>57.524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9487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 - Georg &amp; Florian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sdfbab4dtrghkyt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 - Georg Ramoser</text:p>
          </table:table-cell>
          <table:table-cell office:value-type="float" office:value="63.5829" calcext:value-type="float">
            <text:p>63.58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630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V|17|50 Blanc de Blancs Extra brût</text:p>
          </table:table-cell>
          <table:table-cell office:value-type="string" calcext:value-type="string">
            <text:p>Valentin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c24cwv1jee4f0rzv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 CV 17 50 Extra Brut</text:p>
          </table:table-cell>
          <table:table-cell office:value-type="string" calcext:value-type="string">
            <text:p>Valentin Leflaive</text:p>
          </table:table-cell>
          <table:table-cell office:value-type="float" office:value="62.467102" calcext:value-type="float">
            <text:p>62.467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689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Mesnil sur Oger |16|50 Blanc de Blancs Extra brût Grand Cru</text:p>
          </table:table-cell>
          <table:table-cell office:value-type="string" calcext:value-type="string">
            <text:p>Valentin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1bmc1jkpgt5ddajeb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16 50 Extra Brut Champagne Grand Cru 'Le Mesnil-sur-Oger'</text:p>
          </table:table-cell>
          <table:table-cell office:value-type="string" calcext:value-type="string">
            <text:p>Valentin Leflaive</text:p>
          </table:table-cell>
          <table:table-cell office:value-type="float" office:value="64.553764" calcext:value-type="float">
            <text:p>64.553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3708.201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i Troia Helena</text:p>
          </table:table-cell>
          <table:table-cell office:value-type="string" calcext:value-type="string">
            <text:p>Vesp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5cf1nqhasg8jh3db3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i Troia Helena Bio</text:p>
          </table:table-cell>
          <table:table-cell office:value-type="string" calcext:value-type="string">
            <text:p>Vespa</text:p>
          </table:table-cell>
          <table:table-cell office:value-type="float" office:value="48.856033" calcext:value-type="float">
            <text:p>48.856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150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Saint-Pétersbourg Brût</text:p>
          </table:table-cell>
          <table:table-cell office:value-type="string" calcext:value-type="string">
            <text:p>Veuve Clicquot-Pons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vtmcbtxja8zx2ax6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aint-Pétersbourg Brut</text:p>
          </table:table-cell>
          <table:table-cell office:value-type="string" calcext:value-type="string">
            <text:p>Veuve Clicquot</text:p>
          </table:table-cell>
          <table:table-cell office:value-type="float" office:value="53.004257" calcext:value-type="float">
            <text:p>53.004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7657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s Terroirs Brût 1er Cru</text:p>
          </table:table-cell>
          <table:table-cell office:value-type="string" calcext:value-type="string">
            <text:p>Veuve Fourny &amp;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bnmhwv5wzw3sz7yg2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s Terroirs Brut Champagne Premier Cru</text:p>
          </table:table-cell>
          <table:table-cell office:value-type="string" calcext:value-type="string">
            <text:p>Vve Fourny &amp; Fils</text:p>
          </table:table-cell>
          <table:table-cell office:value-type="float" office:value="39.10798" calcext:value-type="float">
            <text:p>39.10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0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03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0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080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0761.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N.12 Extra brût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39.975082" calcext:value-type="float">
            <text:p>39.9750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60761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N.12 Extra brût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39.975082" calcext:value-type="float">
            <text:p>39.9750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1437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orstein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8h6m02w9wbee0tn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stein Riesling GG</text:p>
          </table:table-cell>
          <table:table-cell office:value-type="string" calcext:value-type="string">
            <text:p>Wittmann</text:p>
          </table:table-cell>
          <table:table-cell office:value-type="float" office:value="43.181847" calcext:value-type="float">
            <text:p>43.181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v.3640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Zenato - Tenuta S. Cris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v1e5fnvwjjwpdpkg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Zenato - S. Cristina</text:p>
          </table:table-cell>
          <table:table-cell office:value-type="float" office:value="49.508255" calcext:value-type="float">
            <text:p>49.508255</text:p>
          </table:table-cell>
        </table:table-row>
      </table:table>
      <table:table table:name="Manual (insert ids)" table:style-name="ta1">
        <table:table-column table:style-name="co1" table:number-columns-repeated="5" table:default-cell-style-name="ce3"/>
        <table:table-column table:style-name="co1" table:default-cell-style-name="ce4"/>
        <table:table-column table:style-name="co1" table:number-columns-repeated="5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2"/>
        <table:table-row table:style-name="ro2"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wine_01harvcm0ybkry9xcqxjsqryqf</text:p>
          </table:table-cell>
          <table:table-cell office:value-type="string" calcext:value-type="string">
            <text:p>v.19839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rt Tawny 10 YO</text:p>
          </table:table-cell>
          <table:table-cell office:value-type="string" calcext:value-type="string">
            <text:p>Burme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4"/>
          <table:table-cell office:value-type="string" calcext:value-type="string">
            <text:p>v.94443.0.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pa XXII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473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Lodovico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4pmmgcxzcvr1qs9qskf4jdk</text:p>
          </table:table-cell>
          <table:table-cell office:value-type="string" calcext:value-type="string">
            <text:p>v.6349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ecine di Riecine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fwqft5twh8cmmwmj9s8krz</text:p>
          </table:table-cell>
          <table:table-cell office:value-type="string" calcext:value-type="string">
            <text:p>v.10347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Sepp's Alte Rebe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10081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Pergel in Aquarell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0586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fxa3cp88th8253wb8txxa0</text:p>
          </table:table-cell>
          <table:table-cell office:value-type="string" calcext:value-type="string">
            <text:p>v.9793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Zöh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69999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 unum et anima una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4pmmgztq8j8s424g8eknhmm</text:p>
          </table:table-cell>
          <table:table-cell office:value-type="string" calcext:value-type="string">
            <text:p>v.100767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ngeheuer</text:p>
          </table:table-cell>
          <table:table-cell office:value-type="string" calcext:value-type="string">
            <text:p>Acham-Mag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00819.201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Landibell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v.59340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mit Vereinten Kräften Rot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v.5934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mit Vereinten Kräften Rot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fqyt6n0gh12rc41c2w55ys7</text:p>
          </table:table-cell>
          <table:table-cell office:value-type="string" calcext:value-type="string">
            <text:p>v.59335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ibus Unitis mit Vereinten Kräften Weiss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qpw4pabakp9gcwa13k</text:p>
          </table:table-cell>
          <table:table-cell office:value-type="string" calcext:value-type="string">
            <text:p>v.110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ento Brû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qpe521fsdwks0g3yfq</text:p>
          </table:table-cell>
          <table:table-cell office:value-type="string" calcext:value-type="string">
            <text:p>v.13932.0.b</text:p>
          </table:table-cell>
          <table:table-cell table:style-name="ce4"/>
          <table:table-cell office:value-type="string" calcext:value-type="string">
            <text:p>Talento Rosé Brû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ke6dq0a2fwqv4n5rx04m8</text:p>
          </table:table-cell>
          <table:table-cell office:value-type="string" calcext:value-type="string">
            <text:p>v.541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ore Rosso 20° Anniversari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400" calcext:value-type="float">
            <text:p>4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k1gkanj3vs0ggb8y0ahtzcf8</text:p>
          </table:table-cell>
          <table:table-cell office:value-type="string" calcext:value-type="string">
            <text:p>v.8695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teaux Bourguignons Chardonnay La Boule de Billard</text:p>
          </table:table-cell>
          <table:table-cell office:value-type="string" calcext:value-type="string">
            <text:p>Billard Père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42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Il Grepp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k1gk7cn7tvw9pb603kv1nbbj</text:p>
          </table:table-cell>
          <table:table-cell office:value-type="string" calcext:value-type="string">
            <text:p>v.8485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Quarantaquattro Racconti Brût (dég. 03/2024)</text:p>
          </table:table-cell>
          <table:table-cell office:value-type="string" calcext:value-type="string">
            <text:p>Bredasole</text:p>
          </table:table-cell>
          <table:table-cell table:style-name="ce3" office:value-type="string" calcext:value-type="string">
            <text:p>dég. 03/2024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style-name="ce4"/>
          <table:table-cell office:value-type="string" calcext:value-type="string">
            <text:p>v.934.1990.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Cuvée Annamaria Clementi Bru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0" calcext:value-type="float">
            <text:p>199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v.4305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Cuvée Prestige Extra brû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t49xx5x185hnmbtd80n</text:p>
          </table:table-cell>
          <table:table-cell office:value-type="string" calcext:value-type="string">
            <text:p>v.37868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Berg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3216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Weingarten Klosteranger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tb9qa50hp2f38a3pqvn</text:p>
          </table:table-cell>
          <table:table-cell office:value-type="string" calcext:value-type="string">
            <text:p>v.14278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Prestige line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tb9qa50hp2f38a3pqvn</text:p>
          </table:table-cell>
          <table:table-cell office:value-type="string" calcext:value-type="string">
            <text:p>v.1427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Prestige line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trggeg8359hv3kevqa8</text:p>
          </table:table-cell>
          <table:table-cell office:value-type="string" calcext:value-type="string">
            <text:p>v.6021.2023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n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v.69031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 Family Reserve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avwedte9tzcy0d1k2sqdykx</text:p>
          </table:table-cell>
          <table:table-cell office:value-type="string" calcext:value-type="string">
            <text:p>v.6448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 Clos du Clocher</text:p>
          </table:table-cell>
          <table:table-cell office:value-type="string" calcext:value-type="string">
            <text:p>Clos du Clo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h0sq49606jt28zkhfw5c3dfn</text:p>
          </table:table-cell>
          <table:table-cell office:value-type="string" calcext:value-type="string">
            <text:p>v.102029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ssion Steillage Steile Madeleine trocken</text:p>
          </table:table-cell>
          <table:table-cell office:value-type="string" calcext:value-type="string">
            <text:p>Dager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fzt7e5r2kyv9kct7psmtya</text:p>
          </table:table-cell>
          <table:table-cell office:value-type="string" calcext:value-type="string">
            <text:p>v.14365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fzt7e5r2kyv9kct7psmtya</text:p>
          </table:table-cell>
          <table:table-cell office:value-type="string" calcext:value-type="string">
            <text:p>v.14365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fzt7e5r2kyv9kct7psmtya</text:p>
          </table:table-cell>
          <table:table-cell office:value-type="string" calcext:value-type="string">
            <text:p>v.14365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gzr4kt16ym74vn1d8f6a00ek</text:p>
          </table:table-cell>
          <table:table-cell office:value-type="string" calcext:value-type="string">
            <text:p>v.1386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Vigna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4pmmfxma7hp5kf95bdgsbrm</text:p>
          </table:table-cell>
          <table:table-cell office:value-type="string" calcext:value-type="string">
            <text:p>v.10076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Loibner</text:p>
          </table:table-cell>
          <table:table-cell office:value-type="string" calcext:value-type="string">
            <text:p>Emmerich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008ce0350hswacfnscg7a</text:p>
          </table:table-cell>
          <table:table-cell office:value-type="string" calcext:value-type="string">
            <text:p>v.87771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Cuvée N. 220 Extra brût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awwcz6xqg5ad0rjtf1ebavg</text:p>
          </table:table-cell>
          <table:table-cell office:value-type="string" calcext:value-type="string">
            <text:p>v.6698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</text:p>
          </table:table-cell>
          <table:table-cell office:value-type="string" calcext:value-type="string">
            <text:p>Fenja Hin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style-name="ce4"/>
          <table:table-cell office:value-type="string" calcext:value-type="string">
            <text:p>v.36765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dizione Limitata Extra brût (dég. anno/2024)</text:p>
          </table:table-cell>
          <table:table-cell office:value-type="string" calcext:value-type="string">
            <text:p>Ferrari</text:p>
          </table:table-cell>
          <table:table-cell table:style-name="ce3" office:value-type="string" calcext:value-type="string">
            <text:p>dég. anno/2024</text:p>
          </table:table-cell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9000" calcext:value-type="float">
            <text:p>2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v.947.200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xtra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5200" calcext:value-type="float">
            <text:p>3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v.79494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xtra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office:value-type="string" calcext:value-type="string">
            <text:p>wine_01gzr4ksccq9qvb5ca95t2nzgm</text:p>
          </table:table-cell>
          <table:table-cell office:value-type="string" calcext:value-type="string">
            <text:p>v.33076.2009.b</text:p>
          </table:table-cell>
          <table:table-cell table:style-name="ce4"/>
          <table:table-cell office:value-type="string" calcext:value-type="string">
            <text:p>Trentodoc Giulio Ferrari Riserva del Fondatore Rosé Extra brût (dég. anno/2021)</text:p>
          </table:table-cell>
          <table:table-cell office:value-type="string" calcext:value-type="string">
            <text:p>Ferrari</text:p>
          </table:table-cell>
          <table:table-cell table:style-name="ce3" office:value-type="string" calcext:value-type="string">
            <text:p>dég. anno/2021</text:p>
          </table:table-cell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office:value-type="string" calcext:value-type="string">
            <text:p>wine_01gzr4ksccq9qvb5ca95t2nzgm</text:p>
          </table:table-cell>
          <table:table-cell office:value-type="string" calcext:value-type="string">
            <text:p>v.33076.2012.b</text:p>
          </table:table-cell>
          <table:table-cell table:style-name="ce4"/>
          <table:table-cell office:value-type="string" calcext:value-type="string">
            <text:p>Trentodoc Giulio Ferrari Riserva del Fondatore Rosé Extra brût (dég. anno/2023)</text:p>
          </table:table-cell>
          <table:table-cell office:value-type="string" calcext:value-type="string">
            <text:p>Ferrari</text:p>
          </table:table-cell>
          <table:table-cell table:style-name="ce3" office:value-type="string" calcext:value-type="string">
            <text:p>dég. anno/2023</text:p>
          </table:table-cell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v.65019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Perlé Millesimato Brût (dég. anno/2025)</text:p>
          </table:table-cell>
          <table:table-cell office:value-type="string" calcext:value-type="string">
            <text:p>Ferrari</text:p>
          </table:table-cell>
          <table:table-cell table:style-name="ce3" office:value-type="string" calcext:value-type="string">
            <text:p>dég. anno/2025</text:p>
          </table:table-cell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v.67185.2017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Perlé Millesimato Sboccatura Recente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style-name="ce4"/>
          <table:table-cell office:value-type="string" calcext:value-type="string">
            <text:p>v.98517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Bruno Lunelli Extra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t81sdrfzpne7cmmshg2</text:p>
          </table:table-cell>
          <table:table-cell office:value-type="string" calcext:value-type="string">
            <text:p>v.636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upole di Trinoro</text:p>
          </table:table-cell>
          <table:table-cell office:value-type="string" calcext:value-type="string">
            <text:p>Franchetti - 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d6kt9h5gqgv603dqxw</text:p>
          </table:table-cell>
          <table:table-cell office:value-type="string" calcext:value-type="string">
            <text:p>v.33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Montesodi</text:p>
          </table:table-cell>
          <table:table-cell office:value-type="string" calcext:value-type="string">
            <text:p>Frescobaldi - Castello di Nipoz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v.330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v.330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v.33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v.33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v.33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0qzm131wnw9ncxg09f9sx3j</text:p>
          </table:table-cell>
          <table:table-cell office:value-type="string" calcext:value-type="string">
            <text:p>v.10076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 Casteller Hohnart Monopol</text:p>
          </table:table-cell>
          <table:table-cell office:value-type="string" calcext:value-type="string">
            <text:p>Fürstlich Castell'sch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200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v.23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200" calcext:value-type="float">
            <text:p>1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j52tf3hwz2ea3hx1d68xcfym</text:p>
          </table:table-cell>
          <table:table-cell office:value-type="string" calcext:value-type="string">
            <text:p>v.10176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Auener Römerstich</text:p>
          </table:table-cell>
          <table:table-cell office:value-type="string" calcext:value-type="string">
            <text:p>He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1cxbcdg558k8y7ecg4x7n</text:p>
          </table:table-cell>
          <table:table-cell office:value-type="string" calcext:value-type="string">
            <text:p>v.1546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Blanc La Bourgeoise ES-56</text:p>
          </table:table-cell>
          <table:table-cell office:value-type="string" calcext:value-type="string">
            <text:p>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1hka0ysy6rt1ay9x65sq6</text:p>
          </table:table-cell>
          <table:table-cell office:value-type="string" calcext:value-type="string">
            <text:p>v.100781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um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0078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Hann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0078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Noah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v.6047.2021.b</text:p>
          </table:table-cell>
          <table:table-cell table:style-name="ce4"/>
          <table:table-cell office:value-type="string" calcext:value-type="string">
            <text:p>Athesis Rosé Brût</text:p>
          </table:table-cell>
          <table:table-cell office:value-type="string" calcext:value-type="string">
            <text:p>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z3txzdk50zqy8g6w8fs2enh</text:p>
          </table:table-cell>
          <table:table-cell office:value-type="string" calcext:value-type="string">
            <text:p>v.52920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z3txzdk50zqy8g6w8fs2enh</text:p>
          </table:table-cell>
          <table:table-cell office:value-type="string" calcext:value-type="string">
            <text:p>v.5292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z3txzdk50zqy8g6w8fs2enh</text:p>
          </table:table-cell>
          <table:table-cell office:value-type="string" calcext:value-type="string">
            <text:p>v.5292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z3txzdk50zqy8g6w8fs2enh</text:p>
          </table:table-cell>
          <table:table-cell office:value-type="string" calcext:value-type="string">
            <text:p>v.5292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z3txzdk50zqy8g6w8fs2enh</text:p>
          </table:table-cell>
          <table:table-cell office:value-type="string" calcext:value-type="string">
            <text:p>v.5292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0qzm2q06kc48v7xjvvzq018</text:p>
          </table:table-cell>
          <table:table-cell office:value-type="string" calcext:value-type="string">
            <text:p>v.3779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Vürsù Vigneto Valeirano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1v1hw5v9tn9pzvfxhe45b</text:p>
          </table:table-cell>
          <table:table-cell office:value-type="string" calcext:value-type="string">
            <text:p>v.5861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o Classico Terlaner Riserva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r2pp8yp1zj0n5n64v4e073</text:p>
          </table:table-cell>
          <table:table-cell office:value-type="string" calcext:value-type="string">
            <text:p>v.46096.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selehof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100" calcext:value-type="float">
            <text:p>15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r2pp8yp1zj0n5n64v4e073</text:p>
          </table:table-cell>
          <table:table-cell office:value-type="string" calcext:value-type="string">
            <text:p>v.4609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selehof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h25pt7y1fmk9dnq1f1</text:p>
          </table:table-cell>
          <table:table-cell office:value-type="string" calcext:value-type="string">
            <text:p>v.3050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Art Limited Edition</text:p>
          </table:table-cell>
          <table:table-cell office:value-type="string" calcext:value-type="string">
            <text:p>Martin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0my5rh0v10en1f09qnkk0h7</text:p>
          </table:table-cell>
          <table:table-cell office:value-type="string" calcext:value-type="string">
            <text:p>v.1445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amm von Alten Reben</text:p>
          </table:table-cell>
          <table:table-cell office:value-type="string" calcext:value-type="string">
            <text:p>Martin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v.31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1500" calcext:value-type="float">
            <text:p>4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1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v.31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3000" calcext:value-type="float">
            <text:p>23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v.366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 dell’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qzm2wzpe4qzbe3zt85aggj</text:p>
          </table:table-cell>
          <table:table-cell office:value-type="string" calcext:value-type="string">
            <text:p>v.8942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qzm2wzsrtd6bv2y2d007t8</text:p>
          </table:table-cell>
          <table:table-cell office:value-type="string" calcext:value-type="string">
            <text:p>v.8943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v.1441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iserva Alte Reben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f3cmbm2dye36htsyz9jm1d</text:p>
          </table:table-cell>
          <table:table-cell office:value-type="string" calcext:value-type="string">
            <text:p>v.17303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 Réserve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2j3wx87jmcywmh2z0ebeg</text:p>
          </table:table-cell>
          <table:table-cell office:value-type="string" calcext:value-type="string">
            <text:p>v.78244.200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Oro Bussia Per Francesc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sbbkvvhz4pngp8q2t2</text:p>
          </table:table-cell>
          <table:table-cell office:value-type="string" calcext:value-type="string">
            <text:p>v.6303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nfi Didacus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dgh54v8hf7ph1gh46z</text:p>
          </table:table-cell>
          <table:table-cell office:value-type="string" calcext:value-type="string">
            <text:p>v.315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Dedicato a Walter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tef2eeh5bdh2sn2pfwh</text:p>
          </table:table-cell>
          <table:table-cell office:value-type="string" calcext:value-type="string">
            <text:p>v.16123.2016.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ssito Teos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9wnyxh94jwecsvwbxqksj</text:p>
          </table:table-cell>
          <table:table-cell office:value-type="string" calcext:value-type="string">
            <text:p>v.107117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 Robert Pa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8000" calcext:value-type="float">
            <text:p>98000</text:p>
          </table:table-cell>
          <table:table-cell office:value-type="float" office:value="42000" calcext:value-type="float">
            <text:p>4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100" calcext:value-type="float">
            <text:p>1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v.4774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mx8j7wf932qwg4zj25</text:p>
          </table:table-cell>
          <table:table-cell office:value-type="string" calcext:value-type="string">
            <text:p>v.1438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v.863.200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v.863.200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v.863.200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v.86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v.13936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v.13936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wpc5rwqdma4kja9w0</text:p>
          </table:table-cell>
          <table:table-cell office:value-type="string" calcext:value-type="string">
            <text:p>v.8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939" calcext:value-type="float">
            <text:p>193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whbcdak4ythj1qxp6</text:p>
          </table:table-cell>
          <table:table-cell office:value-type="string" calcext:value-type="string">
            <text:p>v.87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v.42656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v.42656.201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v.4265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avwefnj2m68382r4m2m0d69</text:p>
          </table:table-cell>
          <table:table-cell office:value-type="string" calcext:value-type="string">
            <text:p>v.81061.2024.b</text:p>
          </table:table-cell>
          <table:table-cell table:style-name="ce4"/>
          <table:table-cell office:value-type="string" calcext:value-type="string">
            <text:p>Pinot noir Rosé Fallwind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jjezdpfjctrck7n8yjnmq</text:p>
          </table:table-cell>
          <table:table-cell office:value-type="string" calcext:value-type="string">
            <text:p>v.85444.2021.b</text:p>
          </table:table-cell>
          <table:table-cell table:style-name="ce4"/>
          <table:table-cell office:value-type="string" calcext:value-type="string">
            <text:p>Pinot noir Rosé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mzzj619n9spacdw6hz</text:p>
          </table:table-cell>
          <table:table-cell office:value-type="string" calcext:value-type="string">
            <text:p>v.868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t Valentin Comtess Passito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v.866.200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v.866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v.86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v.30772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v.30772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table:style-name="ce4"/>
          <table:table-cell office:value-type="string" calcext:value-type="string">
            <text:p>v.34891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Piesporter Goldtröpfchen</text:p>
          </table:table-cell>
          <table:table-cell office:value-type="string" calcext:value-type="string">
            <text:p>Reinhold 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387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uratus Crescendo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hm5j8re5e8n72x0hrnteb</text:p>
          </table:table-cell>
          <table:table-cell office:value-type="string" calcext:value-type="string">
            <text:p>v.10075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Ope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4pmmfxktkkcm6nqe9r41dht</text:p>
          </table:table-cell>
          <table:table-cell office:value-type="string" calcext:value-type="string">
            <text:p>v.5793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 Nat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t3certg65zfx5y2n2xr</text:p>
          </table:table-cell>
          <table:table-cell office:value-type="string" calcext:value-type="string">
            <text:p>v.3659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lect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ydc1wxsqw0mrea1wme</text:p>
          </table:table-cell>
          <table:table-cell office:value-type="string" calcext:value-type="string">
            <text:p>v.7076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Kollmütz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d348vyymfrghv19ava</text:p>
          </table:table-cell>
          <table:table-cell office:value-type="string" calcext:value-type="string">
            <text:p>v.6527.200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jydqq11c2nt4bw00r94tc9s6</text:p>
          </table:table-cell>
          <table:table-cell office:value-type="string" calcext:value-type="string">
            <text:p>v.7210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Oberrotweil RS</text:p>
          </table:table-cell>
          <table:table-cell office:value-type="string" calcext:value-type="string">
            <text:p>Salw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gzr4ksnzegj4f5dcayx3mmqj</text:p>
          </table:table-cell>
          <table:table-cell office:value-type="string" calcext:value-type="string">
            <text:p>v.440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San Giusto a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10347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unkel Not Always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4"/>
          <table:table-cell office:value-type="string" calcext:value-type="string">
            <text:p>v.10923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tefan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fweq2cq7ms2vn66ccq030</text:p>
          </table:table-cell>
          <table:table-cell office:value-type="string" calcext:value-type="string">
            <text:p>v.10923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Eduard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fpzd0rmad4h1gpmj2b3ef</text:p>
          </table:table-cell>
          <table:table-cell office:value-type="string" calcext:value-type="string">
            <text:p>v.100817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fpzd0rmad4h1gpmj2b3ef</text:p>
          </table:table-cell>
          <table:table-cell office:value-type="string" calcext:value-type="string">
            <text:p>v.10081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awwczpn6ntqgqxrvmk812p9</text:p>
          </table:table-cell>
          <table:table-cell office:value-type="string" calcext:value-type="string">
            <text:p>v.4874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awwczpn6ntqgqxrvmk812p9</text:p>
          </table:table-cell>
          <table:table-cell office:value-type="string" calcext:value-type="string">
            <text:p>v.4874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f5cv54ffmckpenvn3kjm9</text:p>
          </table:table-cell>
          <table:table-cell office:value-type="string" calcext:value-type="string">
            <text:p>v.100755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f5cv54ffmckpenvn3kjm9</text:p>
          </table:table-cell>
          <table:table-cell office:value-type="string" calcext:value-type="string">
            <text:p>v.10075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k1gfhxgdjnzzv1pkex7w79jr</text:p>
          </table:table-cell>
          <table:table-cell office:value-type="string" calcext:value-type="string">
            <text:p>v.8203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ed Grassnitzberg Riff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v.10060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on Hirschprunn Bianco</text:p>
          </table:table-cell>
          <table:table-cell office:value-type="string" calcext:value-type="string">
            <text:p>Tenuta Casòn Hirschpru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f3cmcr6qcm57fsqnxh2qwt</text:p>
          </table:table-cell>
          <table:table-cell office:value-type="string" calcext:value-type="string">
            <text:p>v.1760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e Potazz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50880.2024.b</text:p>
          </table:table-cell>
          <table:table-cell table:style-name="ce4"/>
          <table:table-cell office:value-type="string" calcext:value-type="string">
            <text:p>Lagrein Kretzer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bqsa33afph7bgahr3edfj</text:p>
          </table:table-cell>
          <table:table-cell office:value-type="string" calcext:value-type="string">
            <text:p>v.6215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1990 Stephanie</text:p>
          </table:table-cell>
          <table:table-cell office:value-type="string" calcext:value-type="string">
            <text:p>Tenuta Nicolussi-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table:style-name="ce4"/>
          <table:table-cell office:value-type="string" calcext:value-type="string">
            <text:p>v.4459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sta d'Amalfi Bianco Clandestino Nature</text:p>
          </table:table-cell>
          <table:table-cell office:value-type="string" calcext:value-type="string">
            <text:p>Tenuta San Franc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k1gbjn9qmw7n69ghy0vjq2dd</text:p>
          </table:table-cell>
          <table:table-cell office:value-type="string" calcext:value-type="string">
            <text:p>v.4271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14hgx8m4bkjfva90c</text:p>
          </table:table-cell>
          <table:table-cell office:value-type="string" calcext:value-type="string">
            <text:p>v.3756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egg</text:p>
          </table:table-cell>
          <table:table-cell office:value-type="string" calcext:value-type="string">
            <text:p>Thur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n3b482gz8aajjgpf5g5fqnt</text:p>
          </table:table-cell>
          <table:table-cell office:value-type="string" calcext:value-type="string">
            <text:p>v.76660.2016.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dmarschall von Fenner Vendemmia Tardiva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000" calcext:value-type="float">
            <text:p>14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6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7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8.u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v.1479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300" calcext:value-type="float">
            <text:p>83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arvcmmyq4gvzdhw9vj065y3</text:p>
          </table:table-cell>
          <table:table-cell office:value-type="string" calcext:value-type="string">
            <text:p>v.51509.198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odo Classico Evoluzione Nature Brût</text:p>
          </table:table-cell>
          <table:table-cell office:value-type="string" calcext:value-type="string">
            <text:p>Trevisi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8" calcext:value-type="float">
            <text:p>1988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gzr4ks5va1rwn1wfaa2wmftn</text:p>
          </table:table-cell>
          <table:table-cell office:value-type="string" calcext:value-type="string">
            <text:p>v.9169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xtra Old 4 Extra brût (dég. 02/2023)</text:p>
          </table:table-cell>
          <table:table-cell office:value-type="string" calcext:value-type="string">
            <text:p>Veuve Clicquot-Ponsardin</text:p>
          </table:table-cell>
          <table:table-cell table:style-name="ce3" office:value-type="string" calcext:value-type="string">
            <text:p>dég. 02/2023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wine_01h0my5rr4s6n0v3ecgttmsav9</text:p>
          </table:table-cell>
          <table:table-cell office:value-type="string" calcext:value-type="string">
            <text:p>v.8980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poteo Rosso</text:p>
          </table:table-cell>
          <table:table-cell office:value-type="string" calcext:value-type="string">
            <text:p>VignaMadre - Famiglia Di Car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wine_01h0sq4898wc0ad0aqd5j5ndcc</text:p>
          </table:table-cell>
          <table:table-cell office:value-type="string" calcext:value-type="string">
            <text:p>v.8980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Capo Le Vigne</text:p>
          </table:table-cell>
          <table:table-cell office:value-type="string" calcext:value-type="string">
            <text:p>VignaMadre - Famiglia Di Car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4"/>
          <table:table-cell office:value-type="string" calcext:value-type="string">
            <text:p>v.10711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ndatore Pas dosé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500" calcext:value-type="float">
            <text:p>18500</text:p>
          </table:table-cell>
          <table:table-cell office:value-type="float" office:value="9800" calcext:value-type="float">
            <text:p>9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8:41:45.799476322</dc:date>
    <meta:editing-duration>PT11S</meta:editing-duration>
    <meta:editing-cycles>1</meta:editing-cycles>
    <meta:document-statistic meta:table-count="2" meta:cell-count="11447" meta:object-count="0"/>
    <meta:generator>LibreOffice/7.3.7.2$Linux_X86_64 LibreOffice_project/30$Build-2</meta:generator>
  </office:meta>
</office:document-meta>
</file>